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2956" calcext:value-type="float">
            <text:p>167.9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24048" calcext:value-type="float">
            <text:p>168.0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39288" calcext:value-type="float">
            <text:p>168.0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60624" calcext:value-type="float">
            <text:p>168.0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69768" calcext:value-type="float">
            <text:p>168.0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88056" calcext:value-type="float">
            <text:p>168.0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94152" calcext:value-type="float">
            <text:p>168.0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72816" calcext:value-type="float">
            <text:p>168.0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57576" calcext:value-type="float">
            <text:p>168.0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45384" calcext:value-type="float">
            <text:p>168.0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02712" calcext:value-type="float">
            <text:p>168.0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9052" calcext:value-type="float">
            <text:p>167.9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17952" calcext:value-type="float">
            <text:p>168.0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78328" calcext:value-type="float">
            <text:p>167.9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08808" calcext:value-type="float">
            <text:p>168.0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65552" calcext:value-type="float">
            <text:p>167.8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01672" calcext:value-type="float">
            <text:p>167.3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70024" calcext:value-type="float">
            <text:p>167.0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59712" calcext:value-type="float">
            <text:p>166.8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5608" calcext:value-type="float">
            <text:p>166.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11656" calcext:value-type="float">
            <text:p>166.4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47648" calcext:value-type="float">
            <text:p>166.3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26312" calcext:value-type="float">
            <text:p>166.3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08024" calcext:value-type="float">
            <text:p>166.3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95832" calcext:value-type="float">
            <text:p>166.2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40968" calcext:value-type="float">
            <text:p>166.2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0744" calcext:value-type="float">
            <text:p>166.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40384" calcext:value-type="float">
            <text:p>166.1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88568" calcext:value-type="float">
            <text:p>166.0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61136" calcext:value-type="float">
            <text:p>166.0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97712" calcext:value-type="float">
            <text:p>166.0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97712" calcext:value-type="float">
            <text:p>166.0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0076" calcext:value-type="float">
            <text:p>166.1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61136" calcext:value-type="float">
            <text:p>166.0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67232" calcext:value-type="float">
            <text:p>166.0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7884" calcext:value-type="float">
            <text:p>165.9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72744" calcext:value-type="float">
            <text:p>165.9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81304" calcext:value-type="float">
            <text:p>165.8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024" calcext:value-type="float">
            <text:p>165.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7088" calcext:value-type="float">
            <text:p>165.6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15544" calcext:value-type="float">
            <text:p>165.5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33248" calcext:value-type="float">
            <text:p>165.4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81432" calcext:value-type="float">
            <text:p>165.3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2352" calcext:value-type="float">
            <text:p>165.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65608" calcext:value-type="float">
            <text:p>165.2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29032" calcext:value-type="float">
            <text:p>165.2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7112" calcext:value-type="float">
            <text:p>165.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13208" calcext:value-type="float">
            <text:p>165.1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61392" calcext:value-type="float">
            <text:p>165.0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348" calcext:value-type="float">
            <text:p>165.0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02896" calcext:value-type="float">
            <text:p>164.9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8156" calcext:value-type="float">
            <text:p>164.8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87072" calcext:value-type="float">
            <text:p>164.7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01728" calcext:value-type="float">
            <text:p>164.7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2248" calcext:value-type="float">
            <text:p>164.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12752" calcext:value-type="float">
            <text:p>164.5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90832" calcext:value-type="float">
            <text:p>164.3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14632" calcext:value-type="float">
            <text:p>164.3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98808" calcext:value-type="float">
            <text:p>164.1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46992" calcext:value-type="float">
            <text:p>164.1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67744" calcext:value-type="float">
            <text:p>164.0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9248" calcext:value-type="float">
            <text:p>163.9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62944" calcext:value-type="float">
            <text:p>163.7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37976" calcext:value-type="float">
            <text:p>163.6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5472" calcext:value-type="float">
            <text:p>163.4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3564" calcext:value-type="float">
            <text:p>163.2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80192" calcext:value-type="float">
            <text:p>163.0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43032" calcext:value-type="float">
            <text:p>162.9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9368" calcext:value-type="float">
            <text:p>162.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22992" calcext:value-type="float">
            <text:p>162.6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16312" calcext:value-type="float">
            <text:p>162.5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6208" calcext:value-type="float">
            <text:p>162.4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76104" calcext:value-type="float">
            <text:p>162.3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3648" calcext:value-type="float">
            <text:p>162.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66376" calcext:value-type="float">
            <text:p>162.2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17608" calcext:value-type="float">
            <text:p>162.2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96272" calcext:value-type="float">
            <text:p>162.1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65792" calcext:value-type="float">
            <text:p>162.1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13976" calcext:value-type="float">
            <text:p>162.1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56064" calcext:value-type="float">
            <text:p>162.0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37776" calcext:value-type="float">
            <text:p>162.0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5104" calcext:value-type="float">
            <text:p>161.9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82912" calcext:value-type="float">
            <text:p>161.9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9384" calcext:value-type="float">
            <text:p>161.9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3288" calcext:value-type="float">
            <text:p>161.9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3288" calcext:value-type="float">
            <text:p>161.9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52432" calcext:value-type="float">
            <text:p>161.9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58528" calcext:value-type="float">
            <text:p>161.9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0976" calcext:value-type="float">
            <text:p>161.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91472" calcext:value-type="float">
            <text:p>161.8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00616" calcext:value-type="float">
            <text:p>161.9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03664" calcext:value-type="float">
            <text:p>161.9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6608" calcext:value-type="float">
            <text:p>161.8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93936" calcext:value-type="float">
            <text:p>161.7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32976" calcext:value-type="float">
            <text:p>161.7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23832" calcext:value-type="float">
            <text:p>161.7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8116" calcext:value-type="float">
            <text:p>161.6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6592" calcext:value-type="float">
            <text:p>161.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5068" calcext:value-type="float">
            <text:p>161.6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68968" calcext:value-type="float">
            <text:p>161.6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84208" calcext:value-type="float">
            <text:p>161.6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8116" calcext:value-type="float">
            <text:p>161.6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87256" calcext:value-type="float">
            <text:p>161.6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48216" calcext:value-type="float">
            <text:p>161.7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2688" calcext:value-type="float">
            <text:p>161.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81744" calcext:value-type="float">
            <text:p>161.7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0032" calcext:value-type="float">
            <text:p>161.8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21368" calcext:value-type="float">
            <text:p>161.8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0512" calcext:value-type="float">
            <text:p>161.8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54896" calcext:value-type="float">
            <text:p>161.8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28048" calcext:value-type="float">
            <text:p>161.9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6816" calcext:value-type="float">
            <text:p>161.9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1644" calcext:value-type="float">
            <text:p>162.0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68256" calcext:value-type="float">
            <text:p>162.0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264" calcext:value-type="float">
            <text:p>162.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47504" calcext:value-type="float">
            <text:p>162.1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81032" calcext:value-type="float">
            <text:p>162.1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32848" calcext:value-type="float">
            <text:p>162.2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66376" calcext:value-type="float">
            <text:p>162.2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99904" calcext:value-type="float">
            <text:p>162.2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73056" calcext:value-type="float">
            <text:p>162.3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1268" calcext:value-type="float">
            <text:p>162.4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30968" calcext:value-type="float">
            <text:p>162.4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94976" calcext:value-type="float">
            <text:p>162.4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79736" calcext:value-type="float">
            <text:p>162.4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7364" calcext:value-type="float">
            <text:p>162.4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07168" calcext:value-type="float">
            <text:p>162.5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16312" calcext:value-type="float">
            <text:p>162.5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37648" calcext:value-type="float">
            <text:p>162.5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71176" calcext:value-type="float">
            <text:p>162.5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13848" calcext:value-type="float">
            <text:p>162.6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1748" calcext:value-type="float">
            <text:p>162.7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60152" calcext:value-type="float">
            <text:p>162.7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15016" calcext:value-type="float">
            <text:p>162.8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42448" calcext:value-type="float">
            <text:p>162.8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0036" calcext:value-type="float">
            <text:p>162.9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58272" calcext:value-type="float">
            <text:p>162.9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34472" calcext:value-type="float">
            <text:p>163.0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89336" calcext:value-type="float">
            <text:p>163.0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38104" calcext:value-type="float">
            <text:p>163.1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32008" calcext:value-type="float">
            <text:p>163.1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53344" calcext:value-type="float">
            <text:p>163.1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17352" calcext:value-type="float">
            <text:p>163.2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3564" calcext:value-type="float">
            <text:p>163.2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02696" calcext:value-type="float">
            <text:p>163.3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9272" calcext:value-type="float">
            <text:p>163.3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3656" calcext:value-type="float">
            <text:p>163.3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6808" calcext:value-type="float">
            <text:p>163.4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61192" calcext:value-type="float">
            <text:p>163.4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49584" calcext:value-type="float">
            <text:p>163.5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80064" calcext:value-type="float">
            <text:p>163.5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53216" calcext:value-type="float">
            <text:p>163.6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05032" calcext:value-type="float">
            <text:p>163.7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2088" calcext:value-type="float">
            <text:p>163.7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6048" calcext:value-type="float">
            <text:p>163.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18392" calcext:value-type="float">
            <text:p>163.9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25072" calcext:value-type="float">
            <text:p>164.0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31168" calcext:value-type="float">
            <text:p>164.0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586" calcext:value-type="float">
            <text:p>164.0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13464" calcext:value-type="float">
            <text:p>164.1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07368" calcext:value-type="float">
            <text:p>164.1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61648" calcext:value-type="float">
            <text:p>164.0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00688" calcext:value-type="float">
            <text:p>164.0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58016" calcext:value-type="float">
            <text:p>163.9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66576" calcext:value-type="float">
            <text:p>163.8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93424" calcext:value-type="float">
            <text:p>163.7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71504" calcext:value-type="float">
            <text:p>163.6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80064" calcext:value-type="float">
            <text:p>163.5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7948" calcext:value-type="float">
            <text:p>163.4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4136" calcext:value-type="float">
            <text:p>163.3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8896" calcext:value-type="float">
            <text:p>163.3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6704" calcext:value-type="float">
            <text:p>163.3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5848" calcext:value-type="float">
            <text:p>163.3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328" calcext:value-type="float">
            <text:p>163.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2424" calcext:value-type="float">
            <text:p>163.4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42904" calcext:value-type="float">
            <text:p>163.4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7664" calcext:value-type="float">
            <text:p>163.4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85576" calcext:value-type="float">
            <text:p>163.4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70336" calcext:value-type="float">
            <text:p>163.4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03864" calcext:value-type="float">
            <text:p>163.5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31296" calcext:value-type="float">
            <text:p>163.5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43488" calcext:value-type="float">
            <text:p>163.5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31296" calcext:value-type="float">
            <text:p>163.5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58728" calcext:value-type="float">
            <text:p>163.5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52632" calcext:value-type="float">
            <text:p>163.5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28248" calcext:value-type="float">
            <text:p>163.5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37392" calcext:value-type="float">
            <text:p>163.5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7092" calcext:value-type="float">
            <text:p>163.5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95304" calcext:value-type="float">
            <text:p>163.5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776" calcext:value-type="float">
            <text:p>163.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62944" calcext:value-type="float">
            <text:p>163.7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14176" calcext:value-type="float">
            <text:p>163.7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3188" calcext:value-type="float">
            <text:p>163.6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77016" calcext:value-type="float">
            <text:p>163.5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03864" calcext:value-type="float">
            <text:p>163.5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0232" calcext:value-type="float">
            <text:p>163.4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05744" calcext:value-type="float">
            <text:p>163.3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62488" calcext:value-type="float">
            <text:p>163.1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89336" calcext:value-type="float">
            <text:p>163.0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07624" calcext:value-type="float">
            <text:p>163.1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65536" calcext:value-type="float">
            <text:p>163.1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47248" calcext:value-type="float">
            <text:p>163.1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80776" calcext:value-type="float">
            <text:p>163.1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86872" calcext:value-type="float">
            <text:p>163.1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29544" calcext:value-type="float">
            <text:p>163.2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966" calcext:value-type="float">
            <text:p>163.2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6612" calcext:value-type="float">
            <text:p>163.2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71632" calcext:value-type="float">
            <text:p>163.1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8324" calcext:value-type="float">
            <text:p>163.0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55224" calcext:value-type="float">
            <text:p>162.9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63784" calcext:value-type="float">
            <text:p>162.8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57104" calcext:value-type="float">
            <text:p>162.7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23576" calcext:value-type="float">
            <text:p>162.7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96144" calcext:value-type="float">
            <text:p>162.6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3272" calcext:value-type="float">
            <text:p>162.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99776" calcext:value-type="float">
            <text:p>162.7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05872" calcext:value-type="float">
            <text:p>162.8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21112" calcext:value-type="float">
            <text:p>162.8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90632" calcext:value-type="float">
            <text:p>162.7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7844" calcext:value-type="float">
            <text:p>162.7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59568" calcext:value-type="float">
            <text:p>162.6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85832" calcext:value-type="float">
            <text:p>162.4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60864" calcext:value-type="float">
            <text:p>162.3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02952" calcext:value-type="float">
            <text:p>162.3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17608" calcext:value-type="float">
            <text:p>162.2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87128" calcext:value-type="float">
            <text:p>162.1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47504" calcext:value-type="float">
            <text:p>162.1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56064" calcext:value-type="float">
            <text:p>162.0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19488" calcext:value-type="float">
            <text:p>162.0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34728" calcext:value-type="float">
            <text:p>162.0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6816" calcext:value-type="float">
            <text:p>161.9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52432" calcext:value-type="float">
            <text:p>161.9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18904" calcext:value-type="float">
            <text:p>161.9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3184" calcext:value-type="float">
            <text:p>161.8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66504" calcext:value-type="float">
            <text:p>161.7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2688" calcext:value-type="float">
            <text:p>161.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32976" calcext:value-type="float">
            <text:p>161.7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29928" calcext:value-type="float">
            <text:p>161.7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63456" calcext:value-type="float">
            <text:p>161.7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23832" calcext:value-type="float">
            <text:p>161.7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32976" calcext:value-type="float">
            <text:p>161.7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4212" calcext:value-type="float">
            <text:p>161.7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9176" calcext:value-type="float">
            <text:p>161.8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0032" calcext:value-type="float">
            <text:p>161.8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356" calcext:value-type="float">
            <text:p>161.8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488" calcext:value-type="float">
            <text:p>161.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91472" calcext:value-type="float">
            <text:p>161.8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488" calcext:value-type="float">
            <text:p>161.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0032" calcext:value-type="float">
            <text:p>161.8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9176" calcext:value-type="float">
            <text:p>161.8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39072" calcext:value-type="float">
            <text:p>161.7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72016" calcext:value-type="float">
            <text:p>161.6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17736" calcext:value-type="float">
            <text:p>161.7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99448" calcext:value-type="float">
            <text:p>161.6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39072" calcext:value-type="float">
            <text:p>161.7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36024" calcext:value-type="float">
            <text:p>161.7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6592" calcext:value-type="float">
            <text:p>161.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4212" calcext:value-type="float">
            <text:p>161.7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20784" calcext:value-type="float">
            <text:p>161.7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90304" calcext:value-type="float">
            <text:p>161.6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36024" calcext:value-type="float">
            <text:p>161.7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66504" calcext:value-type="float">
            <text:p>161.7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54312" calcext:value-type="float">
            <text:p>161.7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726" calcext:value-type="float">
            <text:p>161.7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308" calcext:value-type="float">
            <text:p>161.8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2224" calcext:value-type="float">
            <text:p>161.8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51848" calcext:value-type="float">
            <text:p>161.8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57944" calcext:value-type="float">
            <text:p>161.8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03664" calcext:value-type="float">
            <text:p>161.9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21952" calcext:value-type="float">
            <text:p>161.9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6336" calcext:value-type="float">
            <text:p>161.9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7672" calcext:value-type="float">
            <text:p>161.9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6336" calcext:value-type="float">
            <text:p>161.9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58528" calcext:value-type="float">
            <text:p>161.9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06712" calcext:value-type="float">
            <text:p>161.9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37192" calcext:value-type="float">
            <text:p>161.9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6232" calcext:value-type="float">
            <text:p>161.8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91472" calcext:value-type="float">
            <text:p>161.8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3184" calcext:value-type="float">
            <text:p>161.8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60992" calcext:value-type="float">
            <text:p>161.8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27464" calcext:value-type="float">
            <text:p>161.8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0032" calcext:value-type="float">
            <text:p>161.8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45168" calcext:value-type="float">
            <text:p>161.7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9176" calcext:value-type="float">
            <text:p>161.8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45168" calcext:value-type="float">
            <text:p>161.7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45168" calcext:value-type="float">
            <text:p>161.7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5736" calcext:value-type="float">
            <text:p>161.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08592" calcext:value-type="float">
            <text:p>161.7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36024" calcext:value-type="float">
            <text:p>161.7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21368" calcext:value-type="float">
            <text:p>161.8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28048" calcext:value-type="float">
            <text:p>161.9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9864" calcext:value-type="float">
            <text:p>161.9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012" calcext:value-type="float">
            <text:p>162.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012" calcext:value-type="float">
            <text:p>162.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10928" calcext:value-type="float">
            <text:p>162.1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83496" calcext:value-type="float">
            <text:p>162.0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59696" calcext:value-type="float">
            <text:p>162.1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08464" calcext:value-type="float">
            <text:p>162.2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72472" calcext:value-type="float">
            <text:p>162.2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93808" calcext:value-type="float">
            <text:p>162.2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60864" calcext:value-type="float">
            <text:p>162.3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45624" calcext:value-type="float">
            <text:p>162.3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57816" calcext:value-type="float">
            <text:p>162.3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30968" calcext:value-type="float">
            <text:p>162.4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25456" calcext:value-type="float">
            <text:p>162.5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346" calcext:value-type="float">
            <text:p>162.5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77272" calcext:value-type="float">
            <text:p>162.5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16896" calcext:value-type="float">
            <text:p>162.6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50424" calcext:value-type="float">
            <text:p>162.6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11384" calcext:value-type="float">
            <text:p>162.7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35768" calcext:value-type="float">
            <text:p>162.7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9368" calcext:value-type="float">
            <text:p>162.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45496" calcext:value-type="float">
            <text:p>162.8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5464" calcext:value-type="float">
            <text:p>162.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27792" calcext:value-type="float">
            <text:p>162.9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40568" calcext:value-type="float">
            <text:p>163.0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22864" calcext:value-type="float">
            <text:p>163.1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86872" calcext:value-type="float">
            <text:p>163.1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6612" calcext:value-type="float">
            <text:p>163.2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08792" calcext:value-type="float">
            <text:p>163.3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17936" calcext:value-type="float">
            <text:p>163.3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24032" calcext:value-type="float">
            <text:p>163.3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9752" calcext:value-type="float">
            <text:p>163.3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6704" calcext:value-type="float">
            <text:p>163.3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55096" calcext:value-type="float">
            <text:p>163.4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03864" calcext:value-type="float">
            <text:p>163.5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67288" calcext:value-type="float">
            <text:p>163.4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85576" calcext:value-type="float">
            <text:p>163.4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28248" calcext:value-type="float">
            <text:p>163.5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8616" calcext:value-type="float">
            <text:p>163.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98352" calcext:value-type="float">
            <text:p>163.5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46536" calcext:value-type="float">
            <text:p>163.5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4044" calcext:value-type="float">
            <text:p>163.5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46536" calcext:value-type="float">
            <text:p>163.5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22152" calcext:value-type="float">
            <text:p>163.5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03864" calcext:value-type="float">
            <text:p>163.5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37392" calcext:value-type="float">
            <text:p>163.5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64824" calcext:value-type="float">
            <text:p>163.5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19104" calcext:value-type="float">
            <text:p>163.5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91672" calcext:value-type="float">
            <text:p>163.4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49" calcext:value-type="float">
            <text:p>163.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0232" calcext:value-type="float">
            <text:p>163.4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9272" calcext:value-type="float">
            <text:p>163.3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87456" calcext:value-type="float">
            <text:p>163.2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17936" calcext:value-type="float">
            <text:p>163.3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4136" calcext:value-type="float">
            <text:p>163.3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61192" calcext:value-type="float">
            <text:p>163.4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13008" calcext:value-type="float">
            <text:p>163.5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03864" calcext:value-type="float">
            <text:p>163.5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9472" calcext:value-type="float">
            <text:p>163.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73384" calcext:value-type="float">
            <text:p>163.4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61192" calcext:value-type="float">
            <text:p>163.4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6328" calcext:value-type="float">
            <text:p>163.4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51464" calcext:value-type="float">
            <text:p>163.3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1184" calcext:value-type="float">
            <text:p>163.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4232" calcext:value-type="float">
            <text:p>163.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51464" calcext:value-type="float">
            <text:p>163.3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5848" calcext:value-type="float">
            <text:p>163.3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51464" calcext:value-type="float">
            <text:p>163.3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54512" calcext:value-type="float">
            <text:p>163.3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2424" calcext:value-type="float">
            <text:p>163.4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852" calcext:value-type="float">
            <text:p>163.4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4136" calcext:value-type="float">
            <text:p>163.3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1944" calcext:value-type="float">
            <text:p>163.3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4136" calcext:value-type="float">
            <text:p>163.3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1568" calcext:value-type="float">
            <text:p>163.4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4616" calcext:value-type="float">
            <text:p>163.4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52048" calcext:value-type="float">
            <text:p>163.4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6808" calcext:value-type="float">
            <text:p>163.4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4992" calcext:value-type="float">
            <text:p>163.3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328" calcext:value-type="float">
            <text:p>163.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61192" calcext:value-type="float">
            <text:p>163.4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91672" calcext:value-type="float">
            <text:p>163.4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6424" calcext:value-type="float">
            <text:p>163.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85576" calcext:value-type="float">
            <text:p>163.4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03864" calcext:value-type="float">
            <text:p>163.5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85576" calcext:value-type="float">
            <text:p>163.4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28248" calcext:value-type="float">
            <text:p>163.5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37392" calcext:value-type="float">
            <text:p>163.5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43488" calcext:value-type="float">
            <text:p>163.5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80064" calcext:value-type="float">
            <text:p>163.5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46536" calcext:value-type="float">
            <text:p>163.5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64824" calcext:value-type="float">
            <text:p>163.5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8616" calcext:value-type="float">
            <text:p>163.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7092" calcext:value-type="float">
            <text:p>163.5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77016" calcext:value-type="float">
            <text:p>163.5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49584" calcext:value-type="float">
            <text:p>163.5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77016" calcext:value-type="float">
            <text:p>163.5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58728" calcext:value-type="float">
            <text:p>163.5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7092" calcext:value-type="float">
            <text:p>163.5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49584" calcext:value-type="float">
            <text:p>163.5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252" calcext:value-type="float">
            <text:p>163.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13008" calcext:value-type="float">
            <text:p>163.5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52048" calcext:value-type="float">
            <text:p>163.4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1944" calcext:value-type="float">
            <text:p>163.3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4992" calcext:value-type="float">
            <text:p>163.3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5848" calcext:value-type="float">
            <text:p>163.3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3656" calcext:value-type="float">
            <text:p>163.3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8896" calcext:value-type="float">
            <text:p>163.3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6704" calcext:value-type="float">
            <text:p>163.3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804" calcext:value-type="float">
            <text:p>163.3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5848" calcext:value-type="float">
            <text:p>163.3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1088" calcext:value-type="float">
            <text:p>163.3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6328" calcext:value-type="float">
            <text:p>163.4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4136" calcext:value-type="float">
            <text:p>163.3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4616" calcext:value-type="float">
            <text:p>163.4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6424" calcext:value-type="float">
            <text:p>163.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85576" calcext:value-type="float">
            <text:p>163.4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91672" calcext:value-type="float">
            <text:p>163.4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06912" calcext:value-type="float">
            <text:p>163.5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46536" calcext:value-type="float">
            <text:p>163.5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80064" calcext:value-type="float">
            <text:p>163.5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014" calcext:value-type="float">
            <text:p>163.6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50168" calcext:value-type="float">
            <text:p>163.6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776" calcext:value-type="float">
            <text:p>163.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98936" calcext:value-type="float">
            <text:p>163.6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14176" calcext:value-type="float">
            <text:p>163.7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47704" calcext:value-type="float">
            <text:p>163.7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47704" calcext:value-type="float">
            <text:p>163.7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8184" calcext:value-type="float">
            <text:p>163.7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02568" calcext:value-type="float">
            <text:p>163.8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02568" calcext:value-type="float">
            <text:p>163.8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23904" calcext:value-type="float">
            <text:p>163.8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05616" calcext:value-type="float">
            <text:p>163.8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2332" calcext:value-type="float">
            <text:p>163.7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4712" calcext:value-type="float">
            <text:p>163.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61776" calcext:value-type="float">
            <text:p>163.5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43488" calcext:value-type="float">
            <text:p>163.5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19104" calcext:value-type="float">
            <text:p>163.5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67288" calcext:value-type="float">
            <text:p>163.4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0712" calcext:value-type="float">
            <text:p>163.4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5472" calcext:value-type="float">
            <text:p>163.4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3656" calcext:value-type="float">
            <text:p>163.3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5756" calcext:value-type="float">
            <text:p>163.3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9272" calcext:value-type="float">
            <text:p>163.3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6224" calcext:value-type="float">
            <text:p>163.3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99648" calcext:value-type="float">
            <text:p>163.2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78312" calcext:value-type="float">
            <text:p>163.2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47832" calcext:value-type="float">
            <text:p>163.2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38688" calcext:value-type="float">
            <text:p>163.2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17352" calcext:value-type="float">
            <text:p>163.2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26496" calcext:value-type="float">
            <text:p>163.2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0516" calcext:value-type="float">
            <text:p>163.2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11256" calcext:value-type="float">
            <text:p>163.2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14304" calcext:value-type="float">
            <text:p>163.2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38688" calcext:value-type="float">
            <text:p>163.2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32592" calcext:value-type="float">
            <text:p>163.2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80776" calcext:value-type="float">
            <text:p>163.1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58856" calcext:value-type="float">
            <text:p>163.0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97896" calcext:value-type="float">
            <text:p>162.9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8-0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79608" calcext:value-type="float">
            <text:p>162.9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45296" calcext:value-type="float">
            <text:p>161.2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84336" calcext:value-type="float">
            <text:p>161.1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05088" calcext:value-type="float">
            <text:p>161.1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4964" calcext:value-type="float">
            <text:p>160.9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00872" calcext:value-type="float">
            <text:p>160.9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55152" calcext:value-type="float">
            <text:p>160.8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63712" calcext:value-type="float">
            <text:p>160.7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3628" calcext:value-type="float">
            <text:p>160.7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3628" calcext:value-type="float">
            <text:p>160.7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69808" calcext:value-type="float">
            <text:p>160.7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85632" calcext:value-type="float">
            <text:p>160.8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97824" calcext:value-type="float">
            <text:p>160.8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28888" calcext:value-type="float">
            <text:p>161.0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868" calcext:value-type="float">
            <text:p>161.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2396" calcext:value-type="float">
            <text:p>161.2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27592" calcext:value-type="float">
            <text:p>161.3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51976" calcext:value-type="float">
            <text:p>161.3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39784" calcext:value-type="float">
            <text:p>161.3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03208" calcext:value-type="float">
            <text:p>161.3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94064" calcext:value-type="float">
            <text:p>161.2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81872" calcext:value-type="float">
            <text:p>161.2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5444" calcext:value-type="float">
            <text:p>161.2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7824" calcext:value-type="float">
            <text:p>161.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84336" calcext:value-type="float">
            <text:p>161.1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87384" calcext:value-type="float">
            <text:p>161.1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53856" calcext:value-type="float">
            <text:p>161.1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22792" calcext:value-type="float">
            <text:p>161.0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61832" calcext:value-type="float">
            <text:p>160.9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0392" calcext:value-type="float">
            <text:p>160.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7344" calcext:value-type="float">
            <text:p>160.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4296" calcext:value-type="float">
            <text:p>160.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2772" calcext:value-type="float">
            <text:p>160.8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18576" calcext:value-type="float">
            <text:p>160.8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08848" calcext:value-type="float">
            <text:p>160.7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9912" calcext:value-type="float">
            <text:p>160.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772" calcext:value-type="float">
            <text:p>160.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79664" calcext:value-type="float">
            <text:p>160.3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06512" calcext:value-type="float">
            <text:p>160.3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8764" calcext:value-type="float">
            <text:p>160.1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56576" calcext:value-type="float">
            <text:p>160.0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5904" calcext:value-type="float">
            <text:p>159.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5-2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38288" calcext:value-type="float">
            <text:p>160.0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9896" calcext:value-type="float">
            <text:p>159.9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23048" calcext:value-type="float">
            <text:p>160.0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5048" calcext:value-type="float">
            <text:p>160.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05344" calcext:value-type="float">
            <text:p>160.1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75448" calcext:value-type="float">
            <text:p>160.1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81544" calcext:value-type="float">
            <text:p>160.1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66304" calcext:value-type="float">
            <text:p>160.1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59496" calcext:value-type="float">
            <text:p>160.5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13776" calcext:value-type="float">
            <text:p>160.5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82584" calcext:value-type="float">
            <text:p>160.8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1916" calcext:value-type="float">
            <text:p>160.9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09432" calcext:value-type="float">
            <text:p>160.8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46008" calcext:value-type="float">
            <text:p>160.8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82584" calcext:value-type="float">
            <text:p>160.8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21624" calcext:value-type="float">
            <text:p>160.8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57616" calcext:value-type="float">
            <text:p>160.7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11896" calcext:value-type="float">
            <text:p>160.7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78368" calcext:value-type="float">
            <text:p>160.6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57032" calcext:value-type="float">
            <text:p>160.6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53984" calcext:value-type="float">
            <text:p>160.6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7532" calcext:value-type="float">
            <text:p>160.6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74736" calcext:value-type="float">
            <text:p>160.5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0768" calcext:value-type="float">
            <text:p>160.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71104" calcext:value-type="float">
            <text:p>160.4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36992" calcext:value-type="float">
            <text:p>160.3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486" calcext:value-type="float">
            <text:p>160.2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54112" calcext:value-type="float">
            <text:p>160.1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41336" calcext:value-type="float">
            <text:p>160.0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07224" calcext:value-type="float">
            <text:p>159.9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3216" calcext:value-type="float">
            <text:p>159.8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88352" calcext:value-type="float">
            <text:p>159.7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9312" calcext:value-type="float">
            <text:p>159.8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12152" calcext:value-type="float">
            <text:p>159.7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152" calcext:value-type="float">
            <text:p>159.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71944" calcext:value-type="float">
            <text:p>159.5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14032" calcext:value-type="float">
            <text:p>159.5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50608" calcext:value-type="float">
            <text:p>159.5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50608" calcext:value-type="float">
            <text:p>159.5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10984" calcext:value-type="float">
            <text:p>159.5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74992" calcext:value-type="float">
            <text:p>159.5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7804" calcext:value-type="float">
            <text:p>159.5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81088" calcext:value-type="float">
            <text:p>159.5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26808" calcext:value-type="float">
            <text:p>159.6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45096" calcext:value-type="float">
            <text:p>159.6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75576" calcext:value-type="float">
            <text:p>159.6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51192" calcext:value-type="float">
            <text:p>159.6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7616" calcext:value-type="float">
            <text:p>159.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31024" calcext:value-type="float">
            <text:p>159.8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64552" calcext:value-type="float">
            <text:p>159.8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07224" calcext:value-type="float">
            <text:p>159.9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53528" calcext:value-type="float">
            <text:p>160.0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5716" calcext:value-type="float">
            <text:p>160.1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38872" calcext:value-type="float">
            <text:p>160.1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66304" calcext:value-type="float">
            <text:p>160.1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93736" calcext:value-type="float">
            <text:p>160.1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21168" calcext:value-type="float">
            <text:p>160.2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05928" calcext:value-type="float">
            <text:p>160.2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57744" calcext:value-type="float">
            <text:p>160.2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486" calcext:value-type="float">
            <text:p>160.2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49184" calcext:value-type="float">
            <text:p>160.3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55864" calcext:value-type="float">
            <text:p>160.4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89392" calcext:value-type="float">
            <text:p>160.4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59496" calcext:value-type="float">
            <text:p>160.5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9244" calcext:value-type="float">
            <text:p>160.4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29016" calcext:value-type="float">
            <text:p>160.5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47304" calcext:value-type="float">
            <text:p>160.5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02168" calcext:value-type="float">
            <text:p>160.6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65592" calcext:value-type="float">
            <text:p>160.5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32064" calcext:value-type="float">
            <text:p>160.5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86928" calcext:value-type="float">
            <text:p>160.5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1436" calcext:value-type="float">
            <text:p>160.6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53984" calcext:value-type="float">
            <text:p>160.6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87512" calcext:value-type="float">
            <text:p>160.6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78368" calcext:value-type="float">
            <text:p>160.6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2104" calcext:value-type="float">
            <text:p>160.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91144" calcext:value-type="float">
            <text:p>160.7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33816" calcext:value-type="float">
            <text:p>160.8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74024" calcext:value-type="float">
            <text:p>160.9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22792" calcext:value-type="float">
            <text:p>161.0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65464" calcext:value-type="float">
            <text:p>161.0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3252" calcext:value-type="float">
            <text:p>161.1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02624" calcext:value-type="float">
            <text:p>161.2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9348" calcext:value-type="float">
            <text:p>161.1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60536" calcext:value-type="float">
            <text:p>161.2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39784" calcext:value-type="float">
            <text:p>161.3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0016" calcext:value-type="float">
            <text:p>161.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34272" calcext:value-type="float">
            <text:p>161.4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31224" calcext:value-type="float">
            <text:p>161.4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92184" calcext:value-type="float">
            <text:p>161.4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80576" calcext:value-type="float">
            <text:p>161.5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72016" calcext:value-type="float">
            <text:p>161.6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75648" calcext:value-type="float">
            <text:p>161.7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45752" calcext:value-type="float">
            <text:p>161.8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58528" calcext:value-type="float">
            <text:p>161.9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68256" calcext:value-type="float">
            <text:p>162.0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71888" calcext:value-type="float">
            <text:p>162.1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41992" calcext:value-type="float">
            <text:p>162.2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09048" calcext:value-type="float">
            <text:p>162.3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54768" calcext:value-type="float">
            <text:p>162.3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0112" calcext:value-type="float">
            <text:p>162.4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52888" calcext:value-type="float">
            <text:p>162.5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89464" calcext:value-type="float">
            <text:p>162.5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93096" calcext:value-type="float">
            <text:p>162.6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4796" calcext:value-type="float">
            <text:p>162.7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60736" calcext:value-type="float">
            <text:p>162.8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39984" calcext:value-type="float">
            <text:p>162.9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79608" calcext:value-type="float">
            <text:p>162.9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80192" calcext:value-type="float">
            <text:p>163.0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77728" calcext:value-type="float">
            <text:p>163.1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99648" calcext:value-type="float">
            <text:p>163.2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804" calcext:value-type="float">
            <text:p>163.3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52632" calcext:value-type="float">
            <text:p>163.5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0808" calcext:value-type="float">
            <text:p>163.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81232" calcext:value-type="float">
            <text:p>163.7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90376" calcext:value-type="float">
            <text:p>163.7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65992" calcext:value-type="float">
            <text:p>163.7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96472" calcext:value-type="float">
            <text:p>163.7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0104" calcext:value-type="float">
            <text:p>163.9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586" calcext:value-type="float">
            <text:p>164.0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59184" calcext:value-type="float">
            <text:p>164.1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75008" calcext:value-type="float">
            <text:p>164.2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7864" calcext:value-type="float">
            <text:p>164.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57888" calcext:value-type="float">
            <text:p>164.4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7008" calcext:value-type="float">
            <text:p>164.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5484" calcext:value-type="float">
            <text:p>164.4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69496" calcext:value-type="float">
            <text:p>164.3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03024" calcext:value-type="float">
            <text:p>164.4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90832" calcext:value-type="float">
            <text:p>164.3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18264" calcext:value-type="float">
            <text:p>164.4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79224" calcext:value-type="float">
            <text:p>164.4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24944" calcext:value-type="float">
            <text:p>164.5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4628" calcext:value-type="float">
            <text:p>164.5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73712" calcext:value-type="float">
            <text:p>164.5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52376" calcext:value-type="float">
            <text:p>164.5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70664" calcext:value-type="float">
            <text:p>164.5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04192" calcext:value-type="float">
            <text:p>164.6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64568" calcext:value-type="float">
            <text:p>164.5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37136" calcext:value-type="float">
            <text:p>164.5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27992" calcext:value-type="float">
            <text:p>164.5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46864" calcext:value-type="float">
            <text:p>164.6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80976" calcext:value-type="float">
            <text:p>164.7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44984" calcext:value-type="float">
            <text:p>164.8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75464" calcext:value-type="float">
            <text:p>164.8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02312" calcext:value-type="float">
            <text:p>164.8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5964" calcext:value-type="float">
            <text:p>164.7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78512" calcext:value-type="float">
            <text:p>164.8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75464" calcext:value-type="float">
            <text:p>164.8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02896" calcext:value-type="float">
            <text:p>164.9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69952" calcext:value-type="float">
            <text:p>164.9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492" calcext:value-type="float">
            <text:p>165.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16256" calcext:value-type="float">
            <text:p>165.1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22352" calcext:value-type="float">
            <text:p>165.1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98552" calcext:value-type="float">
            <text:p>165.1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59512" calcext:value-type="float">
            <text:p>165.2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0828" calcext:value-type="float">
            <text:p>165.3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60096" calcext:value-type="float">
            <text:p>165.3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302" calcext:value-type="float">
            <text:p>165.4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72872" calcext:value-type="float">
            <text:p>165.4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18592" calcext:value-type="float">
            <text:p>165.5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46024" calcext:value-type="float">
            <text:p>165.5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70408" calcext:value-type="float">
            <text:p>165.5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25272" calcext:value-type="float">
            <text:p>165.6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4896" calcext:value-type="float">
            <text:p>165.6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0136" calcext:value-type="float">
            <text:p>165.6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5856" calcext:value-type="float">
            <text:p>165.7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9596" calcext:value-type="float">
            <text:p>165.7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05104" calcext:value-type="float">
            <text:p>165.8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59968" calcext:value-type="float">
            <text:p>165.8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7884" calcext:value-type="float">
            <text:p>165.9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72744" calcext:value-type="float">
            <text:p>165.9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18464" calcext:value-type="float">
            <text:p>166.0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88568" calcext:value-type="float">
            <text:p>166.0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97712" calcext:value-type="float">
            <text:p>166.0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0744" calcext:value-type="float">
            <text:p>166.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56208" calcext:value-type="float">
            <text:p>166.2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35456" calcext:value-type="float">
            <text:p>166.3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14704" calcext:value-type="float">
            <text:p>166.4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10032" calcext:value-type="float">
            <text:p>165.6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16128" calcext:value-type="float">
            <text:p>165.6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06984" calcext:value-type="float">
            <text:p>165.6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1308" calcext:value-type="float">
            <text:p>165.6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03936" calcext:value-type="float">
            <text:p>165.6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06984" calcext:value-type="float">
            <text:p>165.6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88696" calcext:value-type="float">
            <text:p>165.5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64312" calcext:value-type="float">
            <text:p>165.5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58216" calcext:value-type="float">
            <text:p>165.5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91744" calcext:value-type="float">
            <text:p>165.5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88696" calcext:value-type="float">
            <text:p>165.5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1496" calcext:value-type="float">
            <text:p>165.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41808" calcext:value-type="float">
            <text:p>165.3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56464" calcext:value-type="float">
            <text:p>165.2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41224" calcext:value-type="float">
            <text:p>165.2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13792" calcext:value-type="float">
            <text:p>165.2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89408" calcext:value-type="float">
            <text:p>165.1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13792" calcext:value-type="float">
            <text:p>165.2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13792" calcext:value-type="float">
            <text:p>165.2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04648" calcext:value-type="float">
            <text:p>165.2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98552" calcext:value-type="float">
            <text:p>165.1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8636" calcext:value-type="float">
            <text:p>165.1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76632" calcext:value-type="float">
            <text:p>165.0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36424" calcext:value-type="float">
            <text:p>164.9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206" calcext:value-type="float">
            <text:p>164.8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86488" calcext:value-type="float">
            <text:p>164.6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3104" calcext:value-type="float">
            <text:p>164.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36552" calcext:value-type="float">
            <text:p>164.4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634" calcext:value-type="float">
            <text:p>164.3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23192" calcext:value-type="float">
            <text:p>164.2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95176" calcext:value-type="float">
            <text:p>164.0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144" calcext:value-type="float">
            <text:p>163.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1476" calcext:value-type="float">
            <text:p>163.8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95888" calcext:value-type="float">
            <text:p>163.6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95304" calcext:value-type="float">
            <text:p>163.5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16056" calcext:value-type="float">
            <text:p>163.5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67288" calcext:value-type="float">
            <text:p>163.4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3656" calcext:value-type="float">
            <text:p>163.3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02696" calcext:value-type="float">
            <text:p>163.3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38688" calcext:value-type="float">
            <text:p>163.2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7468" calcext:value-type="float">
            <text:p>163.1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19816" calcext:value-type="float">
            <text:p>163.1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80192" calcext:value-type="float">
            <text:p>163.0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25328" calcext:value-type="float">
            <text:p>163.0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79608" calcext:value-type="float">
            <text:p>162.9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06456" calcext:value-type="float">
            <text:p>162.9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5464" calcext:value-type="float">
            <text:p>162.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0256" calcext:value-type="float">
            <text:p>162.8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11968" calcext:value-type="float">
            <text:p>162.8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84536" calcext:value-type="float">
            <text:p>162.7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44912" calcext:value-type="float">
            <text:p>162.7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74808" calcext:value-type="float">
            <text:p>162.6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77856" calcext:value-type="float">
            <text:p>162.6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87" calcext:value-type="float">
            <text:p>162.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90048" calcext:value-type="float">
            <text:p>162.6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59568" calcext:value-type="float">
            <text:p>162.6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92512" calcext:value-type="float">
            <text:p>162.5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16312" calcext:value-type="float">
            <text:p>162.5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70592" calcext:value-type="float">
            <text:p>162.4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9256" calcext:value-type="float">
            <text:p>162.4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91344" calcext:value-type="float">
            <text:p>162.3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48672" calcext:value-type="float">
            <text:p>162.3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63912" calcext:value-type="float">
            <text:p>162.3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2124" calcext:value-type="float">
            <text:p>162.3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87712" calcext:value-type="float">
            <text:p>162.2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41992" calcext:value-type="float">
            <text:p>162.2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51136" calcext:value-type="float">
            <text:p>162.2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17608" calcext:value-type="float">
            <text:p>162.2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26752" calcext:value-type="float">
            <text:p>162.2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71888" calcext:value-type="float">
            <text:p>162.1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5688" calcext:value-type="float">
            <text:p>162.0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8152" calcext:value-type="float">
            <text:p>161.9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15856" calcext:value-type="float">
            <text:p>161.9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356" calcext:value-type="float">
            <text:p>161.8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84208" calcext:value-type="float">
            <text:p>161.6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8116" calcext:value-type="float">
            <text:p>161.6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72016" calcext:value-type="float">
            <text:p>161.6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8116" calcext:value-type="float">
            <text:p>161.6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32392" calcext:value-type="float">
            <text:p>161.6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86672" calcext:value-type="float">
            <text:p>161.5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95816" calcext:value-type="float">
            <text:p>161.5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93352" calcext:value-type="float">
            <text:p>161.6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69552" calcext:value-type="float">
            <text:p>161.7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18904" calcext:value-type="float">
            <text:p>161.9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65208" calcext:value-type="float">
            <text:p>162.0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5688" calcext:value-type="float">
            <text:p>162.0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35312" calcext:value-type="float">
            <text:p>162.1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26168" calcext:value-type="float">
            <text:p>162.1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3836" calcext:value-type="float">
            <text:p>162.1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41408" calcext:value-type="float">
            <text:p>162.1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9932" calcext:value-type="float">
            <text:p>162.1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11512" calcext:value-type="float">
            <text:p>162.2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54184" calcext:value-type="float">
            <text:p>162.2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63328" calcext:value-type="float">
            <text:p>162.2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93808" calcext:value-type="float">
            <text:p>162.2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02952" calcext:value-type="float">
            <text:p>162.3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9744" calcext:value-type="float">
            <text:p>162.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79736" calcext:value-type="float">
            <text:p>162.4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0412" calcext:value-type="float">
            <text:p>162.5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346" calcext:value-type="float">
            <text:p>162.5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71176" calcext:value-type="float">
            <text:p>162.5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50424" calcext:value-type="float">
            <text:p>162.6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65664" calcext:value-type="float">
            <text:p>162.6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1748" calcext:value-type="float">
            <text:p>162.7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44912" calcext:value-type="float">
            <text:p>162.7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7844" calcext:value-type="float">
            <text:p>162.7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7844" calcext:value-type="float">
            <text:p>162.7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2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1088" calcext:value-type="float">
            <text:p>163.3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64952" calcext:value-type="float">
            <text:p>163.0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3084" calcext:value-type="float">
            <text:p>162.9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85704" calcext:value-type="float">
            <text:p>162.9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82656" calcext:value-type="float">
            <text:p>162.9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19232" calcext:value-type="float">
            <text:p>163.0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55808" calcext:value-type="float">
            <text:p>163.0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77144" calcext:value-type="float">
            <text:p>163.0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04576" calcext:value-type="float">
            <text:p>163.1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32008" calcext:value-type="float">
            <text:p>163.1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77728" calcext:value-type="float">
            <text:p>163.1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204" calcext:value-type="float">
            <text:p>163.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0516" calcext:value-type="float">
            <text:p>163.2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92968" calcext:value-type="float">
            <text:p>163.1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49712" calcext:value-type="float">
            <text:p>163.0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94848" calcext:value-type="float">
            <text:p>162.9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24744" calcext:value-type="float">
            <text:p>162.9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09504" calcext:value-type="float">
            <text:p>162.9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49128" calcext:value-type="float">
            <text:p>162.9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0704" calcext:value-type="float">
            <text:p>163.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77144" calcext:value-type="float">
            <text:p>163.0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89336" calcext:value-type="float">
            <text:p>163.0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25912" calcext:value-type="float">
            <text:p>163.1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47248" calcext:value-type="float">
            <text:p>163.1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44784" calcext:value-type="float">
            <text:p>163.2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966" calcext:value-type="float">
            <text:p>163.2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8896" calcext:value-type="float">
            <text:p>163.3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376" calcext:value-type="float">
            <text:p>163.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43488" calcext:value-type="float">
            <text:p>163.5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25784" calcext:value-type="float">
            <text:p>163.6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14176" calcext:value-type="float">
            <text:p>163.7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05616" calcext:value-type="float">
            <text:p>163.8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9248" calcext:value-type="float">
            <text:p>163.9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25072" calcext:value-type="float">
            <text:p>164.0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95176" calcext:value-type="float">
            <text:p>164.0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17096" calcext:value-type="float">
            <text:p>164.2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51208" calcext:value-type="float">
            <text:p>164.3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97512" calcext:value-type="float">
            <text:p>164.4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28576" calcext:value-type="float">
            <text:p>164.6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7488" calcext:value-type="float">
            <text:p>164.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99264" calcext:value-type="float">
            <text:p>164.7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17552" calcext:value-type="float">
            <text:p>164.8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206" calcext:value-type="float">
            <text:p>164.8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96216" calcext:value-type="float">
            <text:p>164.7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20016" calcext:value-type="float">
            <text:p>164.7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26112" calcext:value-type="float">
            <text:p>164.7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80392" calcext:value-type="float">
            <text:p>164.6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77928" calcext:value-type="float">
            <text:p>164.7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444" calcext:value-type="float">
            <text:p>164.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04776" calcext:value-type="float">
            <text:p>164.7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93168" calcext:value-type="float">
            <text:p>164.7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44984" calcext:value-type="float">
            <text:p>164.8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54128" calcext:value-type="float">
            <text:p>164.8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80976" calcext:value-type="float">
            <text:p>164.7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444" calcext:value-type="float">
            <text:p>164.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35256" calcext:value-type="float">
            <text:p>164.7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86488" calcext:value-type="float">
            <text:p>164.6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34672" calcext:value-type="float">
            <text:p>164.6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10288" calcext:value-type="float">
            <text:p>164.6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79808" calcext:value-type="float">
            <text:p>164.5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6152" calcext:value-type="float">
            <text:p>164.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52376" calcext:value-type="float">
            <text:p>164.5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73128" calcext:value-type="float">
            <text:p>164.4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21896" calcext:value-type="float">
            <text:p>164.5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49328" calcext:value-type="float">
            <text:p>164.5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28576" calcext:value-type="float">
            <text:p>164.6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71248" calcext:value-type="float">
            <text:p>164.6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38304" calcext:value-type="float">
            <text:p>164.7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90704" calcext:value-type="float">
            <text:p>164.8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85776" calcext:value-type="float">
            <text:p>165.0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6256" calcext:value-type="float">
            <text:p>165.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76632" calcext:value-type="float">
            <text:p>165.0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02896" calcext:value-type="float">
            <text:p>164.9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2248" calcext:value-type="float">
            <text:p>164.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7676" calcext:value-type="float">
            <text:p>164.5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70664" calcext:value-type="float">
            <text:p>164.5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4816" calcext:value-type="float">
            <text:p>164.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44528" calcext:value-type="float">
            <text:p>164.2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0104" calcext:value-type="float">
            <text:p>163.9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31296" calcext:value-type="float">
            <text:p>163.5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76432" calcext:value-type="float">
            <text:p>163.4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4044" calcext:value-type="float">
            <text:p>163.5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95304" calcext:value-type="float">
            <text:p>163.5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53216" calcext:value-type="float">
            <text:p>163.6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62944" calcext:value-type="float">
            <text:p>163.7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06784" calcext:value-type="float">
            <text:p>164.0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1288" calcext:value-type="float">
            <text:p>164.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8184" calcext:value-type="float">
            <text:p>163.7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20272" calcext:value-type="float">
            <text:p>163.7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376" calcext:value-type="float">
            <text:p>163.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74096" calcext:value-type="float">
            <text:p>163.0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27208" calcext:value-type="float">
            <text:p>162.8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45496" calcext:value-type="float">
            <text:p>162.8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18648" calcext:value-type="float">
            <text:p>162.9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67416" calcext:value-type="float">
            <text:p>162.9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09504" calcext:value-type="float">
            <text:p>162.9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8512" calcext:value-type="float">
            <text:p>162.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51592" calcext:value-type="float">
            <text:p>162.8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94" calcext:value-type="float">
            <text:p>162.8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70464" calcext:value-type="float">
            <text:p>162.9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6224" calcext:value-type="float">
            <text:p>163.3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59312" calcext:value-type="float">
            <text:p>163.6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56848" calcext:value-type="float">
            <text:p>163.7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6716" calcext:value-type="float">
            <text:p>163.9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76888" calcext:value-type="float">
            <text:p>164.0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29288" calcext:value-type="float">
            <text:p>164.2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64568" calcext:value-type="float">
            <text:p>164.5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96216" calcext:value-type="float">
            <text:p>164.7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55296" calcext:value-type="float">
            <text:p>165.0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79096" calcext:value-type="float">
            <text:p>164.9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32792" calcext:value-type="float">
            <text:p>164.8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682" calcext:value-type="float">
            <text:p>164.6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27992" calcext:value-type="float">
            <text:p>164.5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65864" calcext:value-type="float">
            <text:p>164.2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09832" calcext:value-type="float">
            <text:p>164.0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8908" calcext:value-type="float">
            <text:p>164.0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86032" calcext:value-type="float">
            <text:p>164.0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17096" calcext:value-type="float">
            <text:p>164.2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3-01-13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84536" calcext:value-type="float">
            <text:p>162.7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07752" calcext:value-type="float">
            <text:p>162.6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22408" calcext:value-type="float">
            <text:p>162.5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83368" calcext:value-type="float">
            <text:p>162.5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4136" calcext:value-type="float">
            <text:p>163.3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68" calcext:value-type="float">
            <text:p>163.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11256" calcext:value-type="float">
            <text:p>163.2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70464" calcext:value-type="float">
            <text:p>162.9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96728" calcext:value-type="float">
            <text:p>162.7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9076" calcext:value-type="float">
            <text:p>162.2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0032" calcext:value-type="float">
            <text:p>161.8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726" calcext:value-type="float">
            <text:p>161.7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58856" calcext:value-type="float">
            <text:p>163.0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67416" calcext:value-type="float">
            <text:p>162.9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47376" calcext:value-type="float">
            <text:p>162.6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77528" calcext:value-type="float">
            <text:p>161.5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16568" calcext:value-type="float">
            <text:p>161.5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85504" calcext:value-type="float">
            <text:p>161.3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73312" calcext:value-type="float">
            <text:p>161.3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36736" calcext:value-type="float">
            <text:p>161.3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97696" calcext:value-type="float">
            <text:p>161.3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20912" calcext:value-type="float">
            <text:p>161.2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94648" calcext:value-type="float">
            <text:p>161.3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39784" calcext:value-type="float">
            <text:p>161.3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82456" calcext:value-type="float">
            <text:p>161.3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2396" calcext:value-type="float">
            <text:p>161.2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75192" calcext:value-type="float">
            <text:p>161.1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99576" calcext:value-type="float">
            <text:p>161.1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18448" calcext:value-type="float">
            <text:p>161.3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92184" calcext:value-type="float">
            <text:p>161.4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1576" calcext:value-type="float">
            <text:p>161.9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26296" calcext:value-type="float">
            <text:p>161.6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88552" calcext:value-type="float">
            <text:p>161.3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53144" calcext:value-type="float">
            <text:p>161.5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6232" calcext:value-type="float">
            <text:p>161.8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8408" calcext:value-type="float">
            <text:p>162.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09048" calcext:value-type="float">
            <text:p>162.3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15144" calcext:value-type="float">
            <text:p>162.3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32136" calcext:value-type="float">
            <text:p>162.6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84664" calcext:value-type="float">
            <text:p>162.2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204" calcext:value-type="float">
            <text:p>163.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28" calcext:value-type="float">
            <text:p>163.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54056" calcext:value-type="float">
            <text:p>162.7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94" calcext:value-type="float">
            <text:p>162.8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45624" calcext:value-type="float">
            <text:p>162.3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4616" calcext:value-type="float">
            <text:p>163.4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918" calcext:value-type="float">
            <text:p>162.9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03992" calcext:value-type="float">
            <text:p>163.0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85704" calcext:value-type="float">
            <text:p>162.9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68584" calcext:value-type="float">
            <text:p>163.1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04576" calcext:value-type="float">
            <text:p>163.1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5944" calcext:value-type="float">
            <text:p>163.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1664" calcext:value-type="float">
            <text:p>163.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0-26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73128" calcext:value-type="float">
            <text:p>164.4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18064" calcext:value-type="float">
            <text:p>162.8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29672" calcext:value-type="float">
            <text:p>162.7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108" calcext:value-type="float">
            <text:p>162.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54768" calcext:value-type="float">
            <text:p>162.3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86544" calcext:value-type="float">
            <text:p>162.0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82328" calcext:value-type="float">
            <text:p>161.8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2224" calcext:value-type="float">
            <text:p>161.8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48216" calcext:value-type="float">
            <text:p>161.7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41536" calcext:value-type="float">
            <text:p>161.6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45168" calcext:value-type="float">
            <text:p>161.7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8116" calcext:value-type="float">
            <text:p>161.6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202" calcext:value-type="float">
            <text:p>161.6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90304" calcext:value-type="float">
            <text:p>161.6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5736" calcext:value-type="float">
            <text:p>161.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23832" calcext:value-type="float">
            <text:p>161.7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81744" calcext:value-type="float">
            <text:p>161.7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5736" calcext:value-type="float">
            <text:p>161.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2688" calcext:value-type="float">
            <text:p>161.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6128" calcext:value-type="float">
            <text:p>161.8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90888" calcext:value-type="float">
            <text:p>161.7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6128" calcext:value-type="float">
            <text:p>161.8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8784" calcext:value-type="float">
            <text:p>161.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75648" calcext:value-type="float">
            <text:p>161.7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4624" calcext:value-type="float">
            <text:p>161.9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5548" calcext:value-type="float">
            <text:p>161.9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0976" calcext:value-type="float">
            <text:p>161.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6336" calcext:value-type="float">
            <text:p>161.9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10928" calcext:value-type="float">
            <text:p>162.1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49968" calcext:value-type="float">
            <text:p>162.0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13392" calcext:value-type="float">
            <text:p>162.0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3168" calcext:value-type="float">
            <text:p>162.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71888" calcext:value-type="float">
            <text:p>162.1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11512" calcext:value-type="float">
            <text:p>162.2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96856" calcext:value-type="float">
            <text:p>162.2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822" calcext:value-type="float">
            <text:p>162.3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33432" calcext:value-type="float">
            <text:p>162.3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81616" calcext:value-type="float">
            <text:p>162.2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60864" calcext:value-type="float">
            <text:p>162.3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1268" calcext:value-type="float">
            <text:p>162.4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822" calcext:value-type="float">
            <text:p>162.3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57816" calcext:value-type="float">
            <text:p>162.3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72472" calcext:value-type="float">
            <text:p>162.2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27336" calcext:value-type="float">
            <text:p>162.3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93808" calcext:value-type="float">
            <text:p>162.2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51136" calcext:value-type="float">
            <text:p>162.2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90176" calcext:value-type="float">
            <text:p>162.1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59696" calcext:value-type="float">
            <text:p>162.1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43872" calcext:value-type="float">
            <text:p>162.0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01784" calcext:value-type="float">
            <text:p>162.1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13976" calcext:value-type="float">
            <text:p>162.1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25584" calcext:value-type="float">
            <text:p>162.0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07296" calcext:value-type="float">
            <text:p>162.0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024" calcext:value-type="float">
            <text:p>161.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25" calcext:value-type="float">
            <text:p>161.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06712" calcext:value-type="float">
            <text:p>161.9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45752" calcext:value-type="float">
            <text:p>161.8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832" calcext:value-type="float">
            <text:p>161.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308" calcext:value-type="float">
            <text:p>161.8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308" calcext:value-type="float">
            <text:p>161.8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5736" calcext:value-type="float">
            <text:p>161.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54312" calcext:value-type="float">
            <text:p>161.7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99448" calcext:value-type="float">
            <text:p>161.6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14688" calcext:value-type="float">
            <text:p>161.7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72016" calcext:value-type="float">
            <text:p>161.6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98864" calcext:value-type="float">
            <text:p>161.5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44" calcext:value-type="float">
            <text:p>161.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678" calcext:value-type="float">
            <text:p>161.4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70848" calcext:value-type="float">
            <text:p>161.4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79992" calcext:value-type="float">
            <text:p>161.4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43416" calcext:value-type="float">
            <text:p>161.4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67216" calcext:value-type="float">
            <text:p>161.3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33688" calcext:value-type="float">
            <text:p>161.3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97112" calcext:value-type="float">
            <text:p>161.2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72728" calcext:value-type="float">
            <text:p>161.2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17864" calcext:value-type="float">
            <text:p>161.2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5632" calcext:value-type="float">
            <text:p>161.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67928" calcext:value-type="float">
            <text:p>160.9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9724" calcext:value-type="float">
            <text:p>160.7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99704" calcext:value-type="float">
            <text:p>160.6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50352" calcext:value-type="float">
            <text:p>160.5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97952" calcext:value-type="float">
            <text:p>160.3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1812" calcext:value-type="float">
            <text:p>160.2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60208" calcext:value-type="float">
            <text:p>160.1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95616" calcext:value-type="float">
            <text:p>159.9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04176" calcext:value-type="float">
            <text:p>159.9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67016" calcext:value-type="float">
            <text:p>159.7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26808" calcext:value-type="float">
            <text:p>159.6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65848" calcext:value-type="float">
            <text:p>159.5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68312" calcext:value-type="float">
            <text:p>159.4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22008" calcext:value-type="float">
            <text:p>159.3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03136" calcext:value-type="float">
            <text:p>159.2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84264" calcext:value-type="float">
            <text:p>159.0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64808" calcext:value-type="float">
            <text:p>158.8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11824" calcext:value-type="float">
            <text:p>158.6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23432" calcext:value-type="float">
            <text:p>158.5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07608" calcext:value-type="float">
            <text:p>158.4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2836" calcext:value-type="float">
            <text:p>158.3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194248" calcext:value-type="float">
            <text:p>158.1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96712" calcext:value-type="float">
            <text:p>158.0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32704" calcext:value-type="float">
            <text:p>158.0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926024" calcext:value-type="float">
            <text:p>157.9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858968" calcext:value-type="float">
            <text:p>157.8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767528" calcext:value-type="float">
            <text:p>157.7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639512" calcext:value-type="float">
            <text:p>157.6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557216" calcext:value-type="float">
            <text:p>157.5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410912" calcext:value-type="float">
            <text:p>157.4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98136" calcext:value-type="float">
            <text:p>157.2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12792" calcext:value-type="float">
            <text:p>157.2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36592" calcext:value-type="float">
            <text:p>157.1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68952" calcext:value-type="float">
            <text:p>156.9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1104" calcext:value-type="float">
            <text:p>156.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85008" calcext:value-type="float">
            <text:p>156.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31208" calcext:value-type="float">
            <text:p>156.7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61104" calcext:value-type="float">
            <text:p>156.6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672" calcext:value-type="float">
            <text:p>156.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91" calcext:value-type="float">
            <text:p>156.5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36136" calcext:value-type="float">
            <text:p>156.5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44696" calcext:value-type="float">
            <text:p>156.4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87368" calcext:value-type="float">
            <text:p>156.4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44696" calcext:value-type="float">
            <text:p>156.4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44696" calcext:value-type="float">
            <text:p>156.4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93464" calcext:value-type="float">
            <text:p>156.4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44696" calcext:value-type="float">
            <text:p>156.4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34968" calcext:value-type="float">
            <text:p>156.3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97808" calcext:value-type="float">
            <text:p>156.1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228288" calcext:value-type="float">
            <text:p>156.2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6428" calcext:value-type="float">
            <text:p>156.1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005784" calcext:value-type="float">
            <text:p>156.0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886912" calcext:value-type="float">
            <text:p>155.8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710128" calcext:value-type="float">
            <text:p>155.7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96768" calcext:value-type="float">
            <text:p>155.4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83992" calcext:value-type="float">
            <text:p>155.3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62072" calcext:value-type="float">
            <text:p>155.2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13888" calcext:value-type="float">
            <text:p>155.3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1752" calcext:value-type="float">
            <text:p>155.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23032" calcext:value-type="float">
            <text:p>155.3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83992" calcext:value-type="float">
            <text:p>155.3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96184" calcext:value-type="float">
            <text:p>155.3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66288" calcext:value-type="float">
            <text:p>155.4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57144" calcext:value-type="float">
            <text:p>155.4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92552" calcext:value-type="float">
            <text:p>155.2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06624" calcext:value-type="float">
            <text:p>155.1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12136" calcext:value-type="float">
            <text:p>155.0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48128" calcext:value-type="float">
            <text:p>154.9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26208" calcext:value-type="float">
            <text:p>154.8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52472" calcext:value-type="float">
            <text:p>154.6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56232" calcext:value-type="float">
            <text:p>154.2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09344" calcext:value-type="float">
            <text:p>154.0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81328" calcext:value-type="float">
            <text:p>153.8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46632" calcext:value-type="float">
            <text:p>153.6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99744" calcext:value-type="float">
            <text:p>153.3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382" calcext:value-type="float">
            <text:p>153.2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55904" calcext:value-type="float">
            <text:p>153.1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79704" calcext:value-type="float">
            <text:p>153.0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0104" calcext:value-type="float">
            <text:p>153.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43128" calcext:value-type="float">
            <text:p>153.0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73024" calcext:value-type="float">
            <text:p>152.9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57784" calcext:value-type="float">
            <text:p>152.9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54736" calcext:value-type="float">
            <text:p>152.9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76072" calcext:value-type="float">
            <text:p>152.9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91312" calcext:value-type="float">
            <text:p>152.9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75488" calcext:value-type="float">
            <text:p>152.8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97408" calcext:value-type="float">
            <text:p>152.9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03504" calcext:value-type="float">
            <text:p>153.0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26008" calcext:value-type="float">
            <text:p>153.2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5532" calcext:value-type="float">
            <text:p>153.0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8768" calcext:value-type="float">
            <text:p>152.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29768" calcext:value-type="float">
            <text:p>152.8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40792" calcext:value-type="float">
            <text:p>152.6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6096" calcext:value-type="float">
            <text:p>152.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20752" calcext:value-type="float">
            <text:p>152.3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65888" calcext:value-type="float">
            <text:p>152.2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11024" calcext:value-type="float">
            <text:p>152.2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86056" calcext:value-type="float">
            <text:p>152.0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4092" calcext:value-type="float">
            <text:p>152.1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22632" calcext:value-type="float">
            <text:p>152.1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74448" calcext:value-type="float">
            <text:p>152.1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39752" calcext:value-type="float">
            <text:p>151.9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24512" calcext:value-type="float">
            <text:p>151.9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9708" calcext:value-type="float">
            <text:p>151.8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02592" calcext:value-type="float">
            <text:p>151.8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62968" calcext:value-type="float">
            <text:p>151.7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39168" calcext:value-type="float">
            <text:p>151.8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11152" calcext:value-type="float">
            <text:p>151.7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83136" calcext:value-type="float">
            <text:p>151.5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43512" calcext:value-type="float">
            <text:p>151.5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49024" calcext:value-type="float">
            <text:p>151.4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5512" calcext:value-type="float">
            <text:p>151.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60632" calcext:value-type="float">
            <text:p>151.3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32616" calcext:value-type="float">
            <text:p>151.2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9896" calcext:value-type="float">
            <text:p>151.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49736" calcext:value-type="float">
            <text:p>151.0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88776" calcext:value-type="float">
            <text:p>150.9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936" calcext:value-type="float">
            <text:p>151.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68024" calcext:value-type="float">
            <text:p>151.0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40592" calcext:value-type="float">
            <text:p>151.0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3696" calcext:value-type="float">
            <text:p>150.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18672" calcext:value-type="float">
            <text:p>150.9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30864" calcext:value-type="float">
            <text:p>150.9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36376" calcext:value-type="float">
            <text:p>150.8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51616" calcext:value-type="float">
            <text:p>150.8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7232" calcext:value-type="float">
            <text:p>150.8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6752" calcext:value-type="float">
            <text:p>150.7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932" calcext:value-type="float">
            <text:p>150.7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83976" calcext:value-type="float">
            <text:p>150.6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87024" calcext:value-type="float">
            <text:p>150.6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4456" calcext:value-type="float">
            <text:p>150.7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6544" calcext:value-type="float">
            <text:p>150.6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95" calcext:value-type="float">
            <text:p>150.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73664" calcext:value-type="float">
            <text:p>150.4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67568" calcext:value-type="float">
            <text:p>150.4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46232" calcext:value-type="float">
            <text:p>150.4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40136" calcext:value-type="float">
            <text:p>150.4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9552" calcext:value-type="float">
            <text:p>150.3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21264" calcext:value-type="float">
            <text:p>150.3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72496" calcext:value-type="float">
            <text:p>150.2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70032" calcext:value-type="float">
            <text:p>150.3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70032" calcext:value-type="float">
            <text:p>150.3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2224" calcext:value-type="float">
            <text:p>150.3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74248" calcext:value-type="float">
            <text:p>150.5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30992" calcext:value-type="float">
            <text:p>150.4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67568" calcext:value-type="float">
            <text:p>150.4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43184" calcext:value-type="float">
            <text:p>150.4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5752" calcext:value-type="float">
            <text:p>150.4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1212" calcext:value-type="float">
            <text:p>150.3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0544" calcext:value-type="float">
            <text:p>150.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9448" calcext:value-type="float">
            <text:p>150.2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8164" calcext:value-type="float">
            <text:p>150.2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15168" calcext:value-type="float">
            <text:p>150.3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06024" calcext:value-type="float">
            <text:p>150.3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14" calcext:value-type="float">
            <text:p>150.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78" calcext:value-type="float">
            <text:p>150.0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59136" calcext:value-type="float">
            <text:p>150.0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02392" calcext:value-type="float">
            <text:p>150.2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60888" calcext:value-type="float">
            <text:p>150.3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67568" calcext:value-type="float">
            <text:p>150.4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30992" calcext:value-type="float">
            <text:p>150.4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9592" calcext:value-type="float">
            <text:p>150.6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2264" calcext:value-type="float">
            <text:p>150.7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46688" calcext:value-type="float">
            <text:p>151.0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25936" calcext:value-type="float">
            <text:p>151.1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05184" calcext:value-type="float">
            <text:p>151.2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66728" calcext:value-type="float">
            <text:p>151.3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00256" calcext:value-type="float">
            <text:p>151.4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47856" calcext:value-type="float">
            <text:p>151.2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32616" calcext:value-type="float">
            <text:p>151.2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21008" calcext:value-type="float">
            <text:p>151.3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52656" calcext:value-type="float">
            <text:p>151.5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06352" calcext:value-type="float">
            <text:p>151.4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00256" calcext:value-type="float">
            <text:p>151.4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15496" calcext:value-type="float">
            <text:p>151.4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03304" calcext:value-type="float">
            <text:p>151.4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21008" calcext:value-type="float">
            <text:p>151.3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05184" calcext:value-type="float">
            <text:p>151.2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5032" calcext:value-type="float">
            <text:p>151.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32032" calcext:value-type="float">
            <text:p>151.1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31448" calcext:value-type="float">
            <text:p>151.0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9792" calcext:value-type="float">
            <text:p>150.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71656" calcext:value-type="float">
            <text:p>151.1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02136" calcext:value-type="float">
            <text:p>151.2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85016" calcext:value-type="float">
            <text:p>151.3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58752" calcext:value-type="float">
            <text:p>151.5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89816" calcext:value-type="float">
            <text:p>151.6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56872" calcext:value-type="float">
            <text:p>151.7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78208" calcext:value-type="float">
            <text:p>151.7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23928" calcext:value-type="float">
            <text:p>151.8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51944" calcext:value-type="float">
            <text:p>151.9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47016" calcext:value-type="float">
            <text:p>152.1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29312" calcext:value-type="float">
            <text:p>152.2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3904" calcext:value-type="float">
            <text:p>152.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12192" calcext:value-type="float">
            <text:p>152.4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88976" calcext:value-type="float">
            <text:p>152.5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31648" calcext:value-type="float">
            <text:p>152.6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4384" calcext:value-type="float">
            <text:p>152.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34696" calcext:value-type="float">
            <text:p>152.6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05384" calcext:value-type="float">
            <text:p>152.8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51104" calcext:value-type="float">
            <text:p>152.8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13944" calcext:value-type="float">
            <text:p>152.7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51688" calcext:value-type="float">
            <text:p>152.9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38912" calcext:value-type="float">
            <text:p>152.8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62712" calcext:value-type="float">
            <text:p>152.7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5052" calcext:value-type="float">
            <text:p>152.7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68808" calcext:value-type="float">
            <text:p>152.7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35864" calcext:value-type="float">
            <text:p>152.8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1148" calcext:value-type="float">
            <text:p>152.8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4196" calcext:value-type="float">
            <text:p>152.8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23672" calcext:value-type="float">
            <text:p>152.8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572" calcext:value-type="float">
            <text:p>152.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292" calcext:value-type="float">
            <text:p>152.9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69392" calcext:value-type="float">
            <text:p>152.8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54736" calcext:value-type="float">
            <text:p>152.9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7244" calcext:value-type="float">
            <text:p>152.8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5968" calcext:value-type="float">
            <text:p>152.9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75488" calcext:value-type="float">
            <text:p>152.8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21208" calcext:value-type="float">
            <text:p>152.9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8768" calcext:value-type="float">
            <text:p>152.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7244" calcext:value-type="float">
            <text:p>152.8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572" calcext:value-type="float">
            <text:p>152.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87096" calcext:value-type="float">
            <text:p>152.7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81" calcext:value-type="float">
            <text:p>152.7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48056" calcext:value-type="float">
            <text:p>152.8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78536" calcext:value-type="float">
            <text:p>152.8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33984" calcext:value-type="float">
            <text:p>153.0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91896" calcext:value-type="float">
            <text:p>153.0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2484" calcext:value-type="float">
            <text:p>153.0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39496" calcext:value-type="float">
            <text:p>152.9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12064" calcext:value-type="float">
            <text:p>152.9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79704" calcext:value-type="float">
            <text:p>153.0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10768" calcext:value-type="float">
            <text:p>153.2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36904" calcext:value-type="float">
            <text:p>153.5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21664" calcext:value-type="float">
            <text:p>153.5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49096" calcext:value-type="float">
            <text:p>153.5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64336" calcext:value-type="float">
            <text:p>153.5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52144" calcext:value-type="float">
            <text:p>153.5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85088" calcext:value-type="float">
            <text:p>153.4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8204" calcext:value-type="float">
            <text:p>153.4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45464" calcext:value-type="float">
            <text:p>153.4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9728" calcext:value-type="float">
            <text:p>153.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30224" calcext:value-type="float">
            <text:p>153.4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54608" calcext:value-type="float">
            <text:p>153.4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4488" calcext:value-type="float">
            <text:p>153.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11352" calcext:value-type="float">
            <text:p>153.3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08304" calcext:value-type="float">
            <text:p>153.3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47928" calcext:value-type="float">
            <text:p>153.3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78992" calcext:value-type="float">
            <text:p>153.4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70432" calcext:value-type="float">
            <text:p>153.5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46632" calcext:value-type="float">
            <text:p>153.6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13104" calcext:value-type="float">
            <text:p>153.6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4968" calcext:value-type="float">
            <text:p>153.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52728" calcext:value-type="float">
            <text:p>153.6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43584" calcext:value-type="float">
            <text:p>153.6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16736" calcext:value-type="float">
            <text:p>153.7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89304" calcext:value-type="float">
            <text:p>153.6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77696" calcext:value-type="float">
            <text:p>153.7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80744" calcext:value-type="float">
            <text:p>153.7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1064" calcext:value-type="float">
            <text:p>153.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10056" calcext:value-type="float">
            <text:p>153.6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61288" calcext:value-type="float">
            <text:p>153.5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46048" calcext:value-type="float">
            <text:p>153.5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2108" calcext:value-type="float">
            <text:p>153.4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05256" calcext:value-type="float">
            <text:p>153.3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40664" calcext:value-type="float">
            <text:p>153.1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8768" calcext:value-type="float">
            <text:p>152.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6096" calcext:value-type="float">
            <text:p>152.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2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49096" calcext:value-type="float">
            <text:p>153.5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32944" calcext:value-type="float">
            <text:p>152.3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8664" calcext:value-type="float">
            <text:p>152.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06808" calcext:value-type="float">
            <text:p>152.0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69648" calcext:value-type="float">
            <text:p>151.8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69064" calcext:value-type="float">
            <text:p>151.7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0564" calcext:value-type="float">
            <text:p>151.8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08104" calcext:value-type="float">
            <text:p>151.7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67312" calcext:value-type="float">
            <text:p>151.4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12448" calcext:value-type="float">
            <text:p>151.4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91696" calcext:value-type="float">
            <text:p>151.4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28856" calcext:value-type="float">
            <text:p>151.6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16664" calcext:value-type="float">
            <text:p>151.6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9228" calcext:value-type="float">
            <text:p>151.5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80672" calcext:value-type="float">
            <text:p>151.6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38584" calcext:value-type="float">
            <text:p>151.7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78208" calcext:value-type="float">
            <text:p>151.7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23928" calcext:value-type="float">
            <text:p>151.8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33656" calcext:value-type="float">
            <text:p>151.9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79376" calcext:value-type="float">
            <text:p>151.9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61672" calcext:value-type="float">
            <text:p>152.0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22048" calcext:value-type="float">
            <text:p>152.0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85472" calcext:value-type="float">
            <text:p>151.9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91568" calcext:value-type="float">
            <text:p>151.9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25096" calcext:value-type="float">
            <text:p>152.0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28728" calcext:value-type="float">
            <text:p>152.1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6472" calcext:value-type="float">
            <text:p>152.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37872" calcext:value-type="float">
            <text:p>152.1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70816" calcext:value-type="float">
            <text:p>152.0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12904" calcext:value-type="float">
            <text:p>152.0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6472" calcext:value-type="float">
            <text:p>152.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55576" calcext:value-type="float">
            <text:p>152.0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89104" calcext:value-type="float">
            <text:p>152.0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04344" calcext:value-type="float">
            <text:p>152.1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39752" calcext:value-type="float">
            <text:p>151.9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75744" calcext:value-type="float">
            <text:p>151.8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87352" calcext:value-type="float">
            <text:p>151.7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08104" calcext:value-type="float">
            <text:p>151.7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50192" calcext:value-type="float">
            <text:p>151.6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95328" calcext:value-type="float">
            <text:p>151.5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01424" calcext:value-type="float">
            <text:p>151.6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25224" calcext:value-type="float">
            <text:p>151.5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15496" calcext:value-type="float">
            <text:p>151.4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45392" calcext:value-type="float">
            <text:p>151.3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63096" calcext:value-type="float">
            <text:p>151.2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38" calcext:value-type="float">
            <text:p>151.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58752" calcext:value-type="float">
            <text:p>151.5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9188" calcext:value-type="float">
            <text:p>148.3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06936" calcext:value-type="float">
            <text:p>151.5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06424" calcext:value-type="float">
            <text:p>153.5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0376" calcext:value-type="float">
            <text:p>152.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58624" calcext:value-type="float">
            <text:p>152.0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19584" calcext:value-type="float">
            <text:p>152.1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44552" calcext:value-type="float">
            <text:p>152.2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7808" calcext:value-type="float">
            <text:p>152.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52984" calcext:value-type="float">
            <text:p>152.6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02336" calcext:value-type="float">
            <text:p>152.8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90728" calcext:value-type="float">
            <text:p>152.8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29056" calcext:value-type="float">
            <text:p>153.2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03376" calcext:value-type="float">
            <text:p>153.5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2964" calcext:value-type="float">
            <text:p>153.3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15696" calcext:value-type="float">
            <text:p>153.0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66928" calcext:value-type="float">
            <text:p>152.9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03048" calcext:value-type="float">
            <text:p>152.4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98832" calcext:value-type="float">
            <text:p>152.1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36704" calcext:value-type="float">
            <text:p>151.9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024072" calcext:value-type="float">
            <text:p>156.0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5384" calcext:value-type="float">
            <text:p>156.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2336" calcext:value-type="float">
            <text:p>156.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83024" calcext:value-type="float">
            <text:p>156.7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53712" calcext:value-type="float">
            <text:p>156.9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79264" calcext:value-type="float">
            <text:p>157.1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006" calcext:value-type="float">
            <text:p>157.2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7032" calcext:value-type="float">
            <text:p>158.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816296" calcext:value-type="float">
            <text:p>157.8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79496" calcext:value-type="float">
            <text:p>157.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740096" calcext:value-type="float">
            <text:p>157.7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639512" calcext:value-type="float">
            <text:p>157.6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618176" calcext:value-type="float">
            <text:p>157.6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554168" calcext:value-type="float">
            <text:p>157.5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554168" calcext:value-type="float">
            <text:p>157.5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95088" calcext:value-type="float">
            <text:p>157.2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52064" calcext:value-type="float">
            <text:p>157.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36592" calcext:value-type="float">
            <text:p>157.1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096968" calcext:value-type="float">
            <text:p>157.0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37304" calcext:value-type="float">
            <text:p>156.7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02024" calcext:value-type="float">
            <text:p>156.4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71544" calcext:value-type="float">
            <text:p>156.3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15512" calcext:value-type="float">
            <text:p>156.1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44112" calcext:value-type="float">
            <text:p>156.3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55592" calcext:value-type="float">
            <text:p>156.7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17848" calcext:value-type="float">
            <text:p>156.5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990544" calcext:value-type="float">
            <text:p>155.9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9184" calcext:value-type="float">
            <text:p>155.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83408" calcext:value-type="float">
            <text:p>155.2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46832" calcext:value-type="float">
            <text:p>155.2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52344" calcext:value-type="float">
            <text:p>155.1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18104" calcext:value-type="float">
            <text:p>155.5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66872" calcext:value-type="float">
            <text:p>155.5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04744" calcext:value-type="float">
            <text:p>155.3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734512" calcext:value-type="float">
            <text:p>155.7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52088" calcext:value-type="float">
            <text:p>156.1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27248" calcext:value-type="float">
            <text:p>155.5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7-03 0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3652" calcext:value-type="float">
            <text:p>155.0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3172" calcext:value-type="float">
            <text:p>154.7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67584" calcext:value-type="float">
            <text:p>155.1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810712" calcext:value-type="float">
            <text:p>155.8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0576" calcext:value-type="float">
            <text:p>156.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24656" calcext:value-type="float">
            <text:p>156.1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61688" calcext:value-type="float">
            <text:p>156.7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28616" calcext:value-type="float">
            <text:p>157.3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816296" calcext:value-type="float">
            <text:p>157.8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81472" calcext:value-type="float">
            <text:p>158.0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008" calcext:value-type="float">
            <text:p>158.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62872" calcext:value-type="float">
            <text:p>161.6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4232" calcext:value-type="float">
            <text:p>163.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47376" calcext:value-type="float">
            <text:p>162.6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00944" calcext:value-type="float">
            <text:p>163.0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9848" calcext:value-type="float">
            <text:p>163.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44912" calcext:value-type="float">
            <text:p>162.7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20-02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156" calcext:value-type="float">
            <text:p>162.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33104" calcext:value-type="float">
            <text:p>161.2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04376" calcext:value-type="float">
            <text:p>161.5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32264" calcext:value-type="float">
            <text:p>162.1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38816" calcext:value-type="float">
            <text:p>162.7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62488" calcext:value-type="float">
            <text:p>163.1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28704" calcext:value-type="float">
            <text:p>164.1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35256" calcext:value-type="float">
            <text:p>164.7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61648" calcext:value-type="float">
            <text:p>164.0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10-1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15216" calcext:value-type="float">
            <text:p>164.4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26368" calcext:value-type="float">
            <text:p>163.7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12096" calcext:value-type="float">
            <text:p>162.3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86216" calcext:value-type="float">
            <text:p>160.9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5716" calcext:value-type="float">
            <text:p>160.1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59168" calcext:value-type="float">
            <text:p>159.4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1228" calcext:value-type="float">
            <text:p>159.2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18504" calcext:value-type="float">
            <text:p>158.7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203392" calcext:value-type="float">
            <text:p>158.2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776672" calcext:value-type="float">
            <text:p>157.7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036008" calcext:value-type="float">
            <text:p>157.0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5384" calcext:value-type="float">
            <text:p>156.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755848" calcext:value-type="float">
            <text:p>155.7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05456" calcext:value-type="float">
            <text:p>154.9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41576" calcext:value-type="float">
            <text:p>154.3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73352" calcext:value-type="float">
            <text:p>154.0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92352" calcext:value-type="float">
            <text:p>153.6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91184" calcext:value-type="float">
            <text:p>153.4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99744" calcext:value-type="float">
            <text:p>153.3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30352" calcext:value-type="float">
            <text:p>152.9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73024" calcext:value-type="float">
            <text:p>152.9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56744" calcext:value-type="float">
            <text:p>152.2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238" calcext:value-type="float">
            <text:p>152.3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65304" calcext:value-type="float">
            <text:p>152.1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70688" calcext:value-type="float">
            <text:p>152.5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0064" calcext:value-type="float">
            <text:p>149.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4752" calcext:value-type="float">
            <text:p>150.0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5752" calcext:value-type="float">
            <text:p>150.4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88192" calcext:value-type="float">
            <text:p>150.8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5416" calcext:value-type="float">
            <text:p>150.7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13744" calcext:value-type="float">
            <text:p>151.1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81968" calcext:value-type="float">
            <text:p>151.3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36248" calcext:value-type="float">
            <text:p>151.3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3508" calcext:value-type="float">
            <text:p>151.1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36248" calcext:value-type="float">
            <text:p>151.3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13744" calcext:value-type="float">
            <text:p>151.1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4364" calcext:value-type="float">
            <text:p>151.0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00968" calcext:value-type="float">
            <text:p>151.0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4364" calcext:value-type="float">
            <text:p>151.0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13744" calcext:value-type="float">
            <text:p>151.1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30024" calcext:value-type="float">
            <text:p>151.8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56744" calcext:value-type="float">
            <text:p>152.2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64464" calcext:value-type="float">
            <text:p>153.0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31848" calcext:value-type="float">
            <text:p>154.2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960064" calcext:value-type="float">
            <text:p>155.9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20896" calcext:value-type="float">
            <text:p>156.5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79392" calcext:value-type="float">
            <text:p>156.6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92168" calcext:value-type="float">
            <text:p>156.7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12336" calcext:value-type="float">
            <text:p>156.6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960064" calcext:value-type="float">
            <text:p>155.9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25624" calcext:value-type="float">
            <text:p>154.7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40736" calcext:value-type="float">
            <text:p>155.2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77896" calcext:value-type="float">
            <text:p>155.3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75176" calcext:value-type="float">
            <text:p>156.4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252672" calcext:value-type="float">
            <text:p>156.2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93336" calcext:value-type="float">
            <text:p>156.9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621224" calcext:value-type="float">
            <text:p>157.6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54496" calcext:value-type="float">
            <text:p>158.6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28104" calcext:value-type="float">
            <text:p>159.3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9936" calcext:value-type="float">
            <text:p>160.2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38488" calcext:value-type="float">
            <text:p>161.6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84208" calcext:value-type="float">
            <text:p>161.6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50096" calcext:value-type="float">
            <text:p>161.5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62544" calcext:value-type="float">
            <text:p>160.5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23048" calcext:value-type="float">
            <text:p>160.0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10-2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248" calcext:value-type="float">
            <text:p>160.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71104" calcext:value-type="float">
            <text:p>160.4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63712" calcext:value-type="float">
            <text:p>160.7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24544" calcext:value-type="float">
            <text:p>161.3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50096" calcext:value-type="float">
            <text:p>161.5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832" calcext:value-type="float">
            <text:p>161.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9932" calcext:value-type="float">
            <text:p>162.1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60152" calcext:value-type="float">
            <text:p>162.7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74096" calcext:value-type="float">
            <text:p>163.0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2604" calcext:value-type="float">
            <text:p>162.6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43872" calcext:value-type="float">
            <text:p>162.0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82712" calcext:value-type="float">
            <text:p>160.3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55992" calcext:value-type="float">
            <text:p>159.9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97496" calcext:value-type="float">
            <text:p>159.7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31936" calcext:value-type="float">
            <text:p>161.0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50608" calcext:value-type="float">
            <text:p>159.5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21552" calcext:value-type="float">
            <text:p>158.7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755336" calcext:value-type="float">
            <text:p>157.7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462728" calcext:value-type="float">
            <text:p>157.4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935168" calcext:value-type="float">
            <text:p>157.9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709616" calcext:value-type="float">
            <text:p>157.7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27448" calcext:value-type="float">
            <text:p>157.1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5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68952" calcext:value-type="float">
            <text:p>156.9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47616" calcext:value-type="float">
            <text:p>156.9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06112" calcext:value-type="float">
            <text:p>157.1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5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68952" calcext:value-type="float">
            <text:p>156.9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014672" calcext:value-type="float">
            <text:p>157.0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93664" calcext:value-type="float">
            <text:p>158.0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96" calcext:value-type="float">
            <text:p>158.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599888" calcext:value-type="float">
            <text:p>157.5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004" calcext:value-type="float">
            <text:p>155.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4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06296" calcext:value-type="float">
            <text:p>154.0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4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1512" calcext:value-type="float">
            <text:p>154.5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92352" calcext:value-type="float">
            <text:p>153.6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76912" calcext:value-type="float">
            <text:p>152.0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83136" calcext:value-type="float">
            <text:p>151.5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78208" calcext:value-type="float">
            <text:p>151.7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24768" calcext:value-type="float">
            <text:p>150.9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90984" calcext:value-type="float">
            <text:p>151.8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3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51488" calcext:value-type="float">
            <text:p>151.3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2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11152" calcext:value-type="float">
            <text:p>151.7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18544" calcext:value-type="float">
            <text:p>151.4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6544" calcext:value-type="float">
            <text:p>150.6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2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1588" calcext:value-type="float">
            <text:p>149.9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5556" calcext:value-type="float">
            <text:p>147.3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81112" calcext:value-type="float">
            <text:p>147.5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1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06336" calcext:value-type="float">
            <text:p>146.7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12888" calcext:value-type="float">
            <text:p>147.3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81112" calcext:value-type="float">
            <text:p>147.5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1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67168" calcext:value-type="float">
            <text:p>147.2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12888" calcext:value-type="float">
            <text:p>147.3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8228" calcext:value-type="float">
            <text:p>147.7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0608" calcext:value-type="float">
            <text:p>148.1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1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5472" calcext:value-type="float">
            <text:p>148.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0168" calcext:value-type="float">
            <text:p>148.4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3448" calcext:value-type="float">
            <text:p>147.9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6224" calcext:value-type="float">
            <text:p>148.0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11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22944" calcext:value-type="float">
            <text:p>148.5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1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41104" calcext:value-type="float">
            <text:p>149.0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11664" calcext:value-type="float">
            <text:p>149.7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98048" calcext:value-type="float">
            <text:p>150.4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11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3264" calcext:value-type="float">
            <text:p>151.0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64264" calcext:value-type="float">
            <text:p>151.4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10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17376" calcext:value-type="float">
            <text:p>151.2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38384" calcext:value-type="float">
            <text:p>150.1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10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916" calcext:value-type="float">
            <text:p>149.4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10-1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11664" calcext:value-type="float">
            <text:p>149.7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916" calcext:value-type="float">
            <text:p>149.4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10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1588" calcext:value-type="float">
            <text:p>149.9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10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5272" calcext:value-type="float">
            <text:p>150.3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91824" calcext:value-type="float">
            <text:p>150.9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44096" calcext:value-type="float">
            <text:p>151.6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9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23928" calcext:value-type="float">
            <text:p>151.8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99544" calcext:value-type="float">
            <text:p>151.7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9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70488" calcext:value-type="float">
            <text:p>150.9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71" calcext:value-type="float">
            <text:p>148.9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8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328" calcext:value-type="float">
            <text:p>148.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0608" calcext:value-type="float">
            <text:p>148.1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79944" calcext:value-type="float">
            <text:p>147.3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4784" calcext:value-type="float">
            <text:p>146.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4784" calcext:value-type="float">
            <text:p>146.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8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0212" calcext:value-type="float">
            <text:p>146.5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73392" calcext:value-type="float">
            <text:p>146.7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40448" calcext:value-type="float">
            <text:p>146.8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55232" calcext:value-type="float">
            <text:p>146.2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99784" calcext:value-type="float">
            <text:p>146.0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7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37784" calcext:value-type="float">
            <text:p>145.3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7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58792" calcext:value-type="float">
            <text:p>144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64176" calcext:value-type="float">
            <text:p>144.6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6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33568" calcext:value-type="float">
            <text:p>145.1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6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6848" calcext:value-type="float">
            <text:p>144.7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13072" calcext:value-type="float">
            <text:p>144.2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6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18128" calcext:value-type="float">
            <text:p>143.5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6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7296" calcext:value-type="float">
            <text:p>142.9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5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29736" calcext:value-type="float">
            <text:p>143.4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5352" calcext:value-type="float">
            <text:p>143.4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85184" calcext:value-type="float">
            <text:p>143.5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44848" calcext:value-type="float">
            <text:p>143.9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9464" calcext:value-type="float">
            <text:p>143.5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5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9904" calcext:value-type="float">
            <text:p>143.2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4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68904" calcext:value-type="float">
            <text:p>142.8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75128" calcext:value-type="float">
            <text:p>142.3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43024" calcext:value-type="float">
            <text:p>141.5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748" calcext:value-type="float">
            <text:p>141.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9912" calcext:value-type="float">
            <text:p>141.7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4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5464" calcext:value-type="float">
            <text:p>142.0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696" calcext:value-type="float">
            <text:p>143.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2552" calcext:value-type="float">
            <text:p>143.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2552" calcext:value-type="float">
            <text:p>143.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11904" calcext:value-type="float">
            <text:p>144.0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5996" calcext:value-type="float">
            <text:p>144.4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2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6144" calcext:value-type="float">
            <text:p>139.8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67592" calcext:value-type="float">
            <text:p>138.4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17784" calcext:value-type="float">
            <text:p>137.7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21672" calcext:value-type="float">
            <text:p>136.8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94112" calcext:value-type="float">
            <text:p>137.2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056" calcext:value-type="float">
            <text:p>137.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37112" calcext:value-type="float">
            <text:p>138.4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11888" calcext:value-type="float">
            <text:p>139.3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5644" calcext:value-type="float">
            <text:p>139.1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12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3832" calcext:value-type="float">
            <text:p>138.8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12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16944" calcext:value-type="float">
            <text:p>138.6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12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1156" calcext:value-type="float">
            <text:p>138.2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12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628" calcext:value-type="float">
            <text:p>137.8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69728" calcext:value-type="float">
            <text:p>137.2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12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17784" calcext:value-type="float">
            <text:p>137.7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11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8888" calcext:value-type="float">
            <text:p>138.1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28552" calcext:value-type="float">
            <text:p>138.5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52224" calcext:value-type="float">
            <text:p>138.9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0552" calcext:value-type="float">
            <text:p>139.2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0384" calcext:value-type="float">
            <text:p>139.4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7272" calcext:value-type="float">
            <text:p>139.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6104" calcext:value-type="float">
            <text:p>139.5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10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4" calcext:value-type="float">
            <text:p>138.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30888" calcext:value-type="float">
            <text:p>138.9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10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9216" calcext:value-type="float">
            <text:p>139.2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10-1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18568" calcext:value-type="float">
            <text:p>139.4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57608" calcext:value-type="float">
            <text:p>139.3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71552" calcext:value-type="float">
            <text:p>139.6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51384" calcext:value-type="float">
            <text:p>139.8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6664" calcext:value-type="float">
            <text:p>140.1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1048" calcext:value-type="float">
            <text:p>140.2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088" calcext:value-type="float">
            <text:p>140.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84656" calcext:value-type="float">
            <text:p>140.8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20592" calcext:value-type="float">
            <text:p>143.4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8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22928" calcext:value-type="float">
            <text:p>143.8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69816" calcext:value-type="float">
            <text:p>144.0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74872" calcext:value-type="float">
            <text:p>143.3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3304" calcext:value-type="float">
            <text:p>142.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1544" calcext:value-type="float">
            <text:p>141.1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93216" calcext:value-type="float">
            <text:p>140.7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24992" calcext:value-type="float">
            <text:p>140.5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73048" calcext:value-type="float">
            <text:p>140.9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77776" calcext:value-type="float">
            <text:p>139.1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628" calcext:value-type="float">
            <text:p>137.8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20904" calcext:value-type="float">
            <text:p>139.8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0336" calcext:value-type="float">
            <text:p>136.8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6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184" calcext:value-type="float">
            <text:p>136.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54616" calcext:value-type="float">
            <text:p>136.7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6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01504" calcext:value-type="float">
            <text:p>137.0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6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384" calcext:value-type="float">
            <text:p>137.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6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2" calcext:value-type="float">
            <text:p>137.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1156" calcext:value-type="float">
            <text:p>138.2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5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49888" calcext:value-type="float">
            <text:p>138.5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5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05336" calcext:value-type="float">
            <text:p>138.7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96776" calcext:value-type="float">
            <text:p>138.7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96776" calcext:value-type="float">
            <text:p>138.7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5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4872" calcext:value-type="float">
            <text:p>138.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4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91392" calcext:value-type="float">
            <text:p>138.3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4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71224" calcext:value-type="float">
            <text:p>138.5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4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316" calcext:value-type="float">
            <text:p>139.5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4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2216" calcext:value-type="float">
            <text:p>140.4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416" calcext:value-type="float">
            <text:p>139.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3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99112" calcext:value-type="float">
            <text:p>139.1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78944" calcext:value-type="float">
            <text:p>139.3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92888" calcext:value-type="float">
            <text:p>139.6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70712" calcext:value-type="float">
            <text:p>140.5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616" calcext:value-type="float">
            <text:p>140.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18768" calcext:value-type="float">
            <text:p>141.0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0716" calcext:value-type="float">
            <text:p>141.1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12544" calcext:value-type="float">
            <text:p>141.5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12872" calcext:value-type="float">
            <text:p>142.6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03088" calcext:value-type="float">
            <text:p>145.1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376" calcext:value-type="float">
            <text:p>144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8816" calcext:value-type="float">
            <text:p>143.6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43096" calcext:value-type="float">
            <text:p>143.6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8648" calcext:value-type="float">
            <text:p>143.8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8816" calcext:value-type="float">
            <text:p>143.6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48608" calcext:value-type="float">
            <text:p>143.5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0384" calcext:value-type="float">
            <text:p>143.2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0224" calcext:value-type="float">
            <text:p>142.0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9392" calcext:value-type="float">
            <text:p>141.4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4672" calcext:value-type="float">
            <text:p>141.7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6728" calcext:value-type="float">
            <text:p>142.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13" calcext:value-type="float">
            <text:p>142.1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3972" calcext:value-type="float">
            <text:p>142.5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2056" calcext:value-type="float">
            <text:p>142.9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72992" calcext:value-type="float">
            <text:p>143.5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744" calcext:value-type="float">
            <text:p>143.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4328" calcext:value-type="float">
            <text:p>143.5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88104" calcext:value-type="float">
            <text:p>144.0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75656" calcext:value-type="float">
            <text:p>145.0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7332" calcext:value-type="float">
            <text:p>144.6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276" calcext:value-type="float">
            <text:p>144.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5664" calcext:value-type="float">
            <text:p>143.6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0172" calcext:value-type="float">
            <text:p>143.3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072" calcext:value-type="float">
            <text:p>142.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28112" calcext:value-type="float">
            <text:p>142.6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33496" calcext:value-type="float">
            <text:p>143.0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32328" calcext:value-type="float">
            <text:p>142.8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6104" calcext:value-type="float">
            <text:p>143.3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0172" calcext:value-type="float">
            <text:p>143.3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52496" calcext:value-type="float">
            <text:p>142.6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41216" calcext:value-type="float">
            <text:p>143.8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21888" calcext:value-type="float">
            <text:p>143.1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46272" calcext:value-type="float">
            <text:p>143.1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21888" calcext:value-type="float">
            <text:p>143.1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68776" calcext:value-type="float">
            <text:p>143.3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0384" calcext:value-type="float">
            <text:p>143.2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1384" calcext:value-type="float">
            <text:p>143.6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1552" calcext:value-type="float">
            <text:p>143.4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76496" calcext:value-type="float">
            <text:p>144.1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272" calcext:value-type="float">
            <text:p>143.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94656" calcext:value-type="float">
            <text:p>144.6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71768" calcext:value-type="float">
            <text:p>145.9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63536" calcext:value-type="float">
            <text:p>147.1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18144" calcext:value-type="float">
            <text:p>148.2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9304" calcext:value-type="float">
            <text:p>149.8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81968" calcext:value-type="float">
            <text:p>151.3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46688" calcext:value-type="float">
            <text:p>151.0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618" calcext:value-type="float">
            <text:p>151.5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62968" calcext:value-type="float">
            <text:p>151.7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28016" calcext:value-type="float">
            <text:p>152.5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15568" calcext:value-type="float">
            <text:p>153.5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96568" calcext:value-type="float">
            <text:p>153.8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42288" calcext:value-type="float">
            <text:p>153.9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15568" calcext:value-type="float">
            <text:p>153.5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24128" calcext:value-type="float">
            <text:p>153.4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88848" calcext:value-type="float">
            <text:p>153.0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35408" calcext:value-type="float">
            <text:p>152.2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74248" calcext:value-type="float">
            <text:p>150.5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21976" calcext:value-type="float">
            <text:p>149.9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08032" calcext:value-type="float">
            <text:p>149.6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2088" calcext:value-type="float">
            <text:p>148.5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97976" calcext:value-type="float">
            <text:p>148.3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3864" calcext:value-type="float">
            <text:p>149.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87864" calcext:value-type="float">
            <text:p>149.7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3248" calcext:value-type="float">
            <text:p>150.1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53752" calcext:value-type="float">
            <text:p>149.6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85856" calcext:value-type="float">
            <text:p>150.4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808" calcext:value-type="float">
            <text:p>151.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09856" calcext:value-type="float">
            <text:p>152.0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33912" calcext:value-type="float">
            <text:p>150.9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936" calcext:value-type="float">
            <text:p>151.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9708" calcext:value-type="float">
            <text:p>151.8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02464" calcext:value-type="float">
            <text:p>152.3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91184" calcext:value-type="float">
            <text:p>153.4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57728" calcext:value-type="float">
            <text:p>155.5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53512" calcext:value-type="float">
            <text:p>155.3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77896" calcext:value-type="float">
            <text:p>155.3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99232" calcext:value-type="float">
            <text:p>155.3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57728" calcext:value-type="float">
            <text:p>155.5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07284" calcext:value-type="float">
            <text:p>156.0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52344" calcext:value-type="float">
            <text:p>155.1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59736" calcext:value-type="float">
            <text:p>154.8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31008" calcext:value-type="float">
            <text:p>155.1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06624" calcext:value-type="float">
            <text:p>155.1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06624" calcext:value-type="float">
            <text:p>155.1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32176" calcext:value-type="float">
            <text:p>155.3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298392" calcext:value-type="float">
            <text:p>156.2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25112" calcext:value-type="float">
            <text:p>156.7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53" calcext:value-type="float">
            <text:p>157.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9184" calcext:value-type="float">
            <text:p>155.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79064" calcext:value-type="float">
            <text:p>155.5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12008" calcext:value-type="float">
            <text:p>155.5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758896" calcext:value-type="float">
            <text:p>155.7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206952" calcext:value-type="float">
            <text:p>156.2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3672" calcext:value-type="float">
            <text:p>156.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216096" calcext:value-type="float">
            <text:p>156.2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40152" calcext:value-type="float">
            <text:p>155.1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67712" calcext:value-type="float">
            <text:p>154.6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81656" calcext:value-type="float">
            <text:p>154.9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060648" calcext:value-type="float">
            <text:p>156.0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09872" calcext:value-type="float">
            <text:p>156.7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993592" calcext:value-type="float">
            <text:p>155.9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146" calcext:value-type="float">
            <text:p>154.9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18488" calcext:value-type="float">
            <text:p>154.0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0688" calcext:value-type="float">
            <text:p>154.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526" calcext:value-type="float">
            <text:p>154.1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87552" calcext:value-type="float">
            <text:p>153.3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46888" calcext:value-type="float">
            <text:p>152.6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9916" calcext:value-type="float">
            <text:p>153.2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86384" calcext:value-type="float">
            <text:p>153.1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79832" calcext:value-type="float">
            <text:p>152.5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24896" calcext:value-type="float">
            <text:p>150.4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89288" calcext:value-type="float">
            <text:p>148.9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02064" calcext:value-type="float">
            <text:p>149.1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62896" calcext:value-type="float">
            <text:p>149.6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6672" calcext:value-type="float">
            <text:p>150.1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6672" calcext:value-type="float">
            <text:p>150.1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2256" calcext:value-type="float">
            <text:p>150.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5784" calcext:value-type="float">
            <text:p>150.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2256" calcext:value-type="float">
            <text:p>150.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74504" calcext:value-type="float">
            <text:p>149.5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2232" calcext:value-type="float">
            <text:p>148.9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7288" calcext:value-type="float">
            <text:p>148.2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00896" calcext:value-type="float">
            <text:p>148.9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24" calcext:value-type="float">
            <text:p>148.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1064" calcext:value-type="float">
            <text:p>148.7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27616" calcext:value-type="float">
            <text:p>149.3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43568" calcext:value-type="float">
            <text:p>148.9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4512" calcext:value-type="float">
            <text:p>148.1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66128" calcext:value-type="float">
            <text:p>146.5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45632" calcext:value-type="float">
            <text:p>145.6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63136" calcext:value-type="float">
            <text:p>143.9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48864" calcext:value-type="float">
            <text:p>142.5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81808" calcext:value-type="float">
            <text:p>142.4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37256" calcext:value-type="float">
            <text:p>142.6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6416" calcext:value-type="float">
            <text:p>143.5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1864" calcext:value-type="float">
            <text:p>143.6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5144" calcext:value-type="float">
            <text:p>143.2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0696" calcext:value-type="float">
            <text:p>143.4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5036" calcext:value-type="float">
            <text:p>143.8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0528" calcext:value-type="float">
            <text:p>143.6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7752" calcext:value-type="float">
            <text:p>143.5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4264" calcext:value-type="float">
            <text:p>143.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15792" calcext:value-type="float">
            <text:p>143.1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71696" calcext:value-type="float">
            <text:p>143.8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38" calcext:value-type="float">
            <text:p>144.7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60744" calcext:value-type="float">
            <text:p>146.1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33184" calcext:value-type="float">
            <text:p>146.6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994" calcext:value-type="float">
            <text:p>147.5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28456" calcext:value-type="float">
            <text:p>148.4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5512" calcext:value-type="float">
            <text:p>148.4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48952" calcext:value-type="float">
            <text:p>149.3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16336" calcext:value-type="float">
            <text:p>150.5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16664" calcext:value-type="float">
            <text:p>151.6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06224" calcext:value-type="float">
            <text:p>151.9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1044" calcext:value-type="float">
            <text:p>152.1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1888" calcext:value-type="float">
            <text:p>150.7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4928" calcext:value-type="float">
            <text:p>150.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35336" calcext:value-type="float">
            <text:p>150.1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7288" calcext:value-type="float">
            <text:p>148.2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81896" calcext:value-type="float">
            <text:p>149.2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84232" calcext:value-type="float">
            <text:p>149.6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48952" calcext:value-type="float">
            <text:p>149.3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24896" calcext:value-type="float">
            <text:p>150.4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37672" calcext:value-type="float">
            <text:p>150.5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55832" calcext:value-type="float">
            <text:p>151.0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16336" calcext:value-type="float">
            <text:p>150.5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2232" calcext:value-type="float">
            <text:p>148.9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08288" calcext:value-type="float">
            <text:p>148.6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896" calcext:value-type="float">
            <text:p>147.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1568" calcext:value-type="float">
            <text:p>148.1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13672" calcext:value-type="float">
            <text:p>149.0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27616" calcext:value-type="float">
            <text:p>149.3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55176" calcext:value-type="float">
            <text:p>148.8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74176" calcext:value-type="float">
            <text:p>148.4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7288" calcext:value-type="float">
            <text:p>148.2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2904" calcext:value-type="float">
            <text:p>148.2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994" calcext:value-type="float">
            <text:p>147.5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20736" calcext:value-type="float">
            <text:p>147.6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5368" calcext:value-type="float">
            <text:p>147.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33512" calcext:value-type="float">
            <text:p>147.7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52512" calcext:value-type="float">
            <text:p>147.3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0024" calcext:value-type="float">
            <text:p>146.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91352" calcext:value-type="float">
            <text:p>145.6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31688" calcext:value-type="float">
            <text:p>145.3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50688" calcext:value-type="float">
            <text:p>144.9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78576" calcext:value-type="float">
            <text:p>145.5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48608" calcext:value-type="float">
            <text:p>143.5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2056" calcext:value-type="float">
            <text:p>142.9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484" calcext:value-type="float">
            <text:p>141.5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98728" calcext:value-type="float">
            <text:p>140.6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856" calcext:value-type="float">
            <text:p>140.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384" calcext:value-type="float">
            <text:p>141.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8712" calcext:value-type="float">
            <text:p>140.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5184" calcext:value-type="float">
            <text:p>140.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6232" calcext:value-type="float">
            <text:p>139.0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4624" calcext:value-type="float">
            <text:p>139.1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50344" calcext:value-type="float">
            <text:p>139.1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42624" calcext:value-type="float">
            <text:p>138.3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1052" calcext:value-type="float">
            <text:p>137.5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22128" calcext:value-type="float">
            <text:p>137.4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34904" calcext:value-type="float">
            <text:p>137.5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14408" calcext:value-type="float">
            <text:p>136.6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71024" calcext:value-type="float">
            <text:p>136.9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77248" calcext:value-type="float">
            <text:p>136.4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7024" calcext:value-type="float">
            <text:p>135.4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22968" calcext:value-type="float">
            <text:p>136.5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22968" calcext:value-type="float">
            <text:p>136.5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24136" calcext:value-type="float">
            <text:p>136.7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56752" calcext:value-type="float">
            <text:p>135.5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3744" calcext:value-type="float">
            <text:p>135.8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6912" calcext:value-type="float">
            <text:p>136.8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57408" calcext:value-type="float">
            <text:p>137.7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69344" calcext:value-type="float">
            <text:p>138.7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4872" calcext:value-type="float">
            <text:p>138.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12344" calcext:value-type="float">
            <text:p>139.9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9904" calcext:value-type="float">
            <text:p>139.4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9904" calcext:value-type="float">
            <text:p>139.4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3344" calcext:value-type="float">
            <text:p>140.2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5448" calcext:value-type="float">
            <text:p>141.1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27784" calcext:value-type="float">
            <text:p>141.5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66952" calcext:value-type="float">
            <text:p>140.9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42624" calcext:value-type="float">
            <text:p>138.3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8296" calcext:value-type="float">
            <text:p>137.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68688" calcext:value-type="float">
            <text:p>136.5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9508" calcext:value-type="float">
            <text:p>135.8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84568" calcext:value-type="float">
            <text:p>134.0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996" calcext:value-type="float">
            <text:p>133.0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4904" calcext:value-type="float">
            <text:p>133.7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608" calcext:value-type="float">
            <text:p>132.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58688" calcext:value-type="float">
            <text:p>132.7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45072" calcext:value-type="float">
            <text:p>133.5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668" calcext:value-type="float">
            <text:p>133.4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78016" calcext:value-type="float">
            <text:p>133.4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9792" calcext:value-type="float">
            <text:p>133.2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2464" calcext:value-type="float">
            <text:p>133.2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05576" calcext:value-type="float">
            <text:p>133.0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05576" calcext:value-type="float">
            <text:p>133.0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00192" calcext:value-type="float">
            <text:p>132.6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264" calcext:value-type="float">
            <text:p>131.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34816" calcext:value-type="float">
            <text:p>130.7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1032" calcext:value-type="float">
            <text:p>131.7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0968" calcext:value-type="float">
            <text:p>131.9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4648" calcext:value-type="float">
            <text:p>130.9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95576" calcext:value-type="float">
            <text:p>129.1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41296" calcext:value-type="float">
            <text:p>129.2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42136" calcext:value-type="float">
            <text:p>128.3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40968" calcext:value-type="float">
            <text:p>128.1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98424" calcext:value-type="float">
            <text:p>127.5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41352" calcext:value-type="float">
            <text:p>126.6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76304" calcext:value-type="float">
            <text:p>125.8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2864" calcext:value-type="float">
            <text:p>125.0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51592" calcext:value-type="float">
            <text:p>124.7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50424" calcext:value-type="float">
            <text:p>124.5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79152" calcext:value-type="float">
            <text:p>124.2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79152" calcext:value-type="float">
            <text:p>124.2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36" calcext:value-type="float">
            <text:p>124.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98152" calcext:value-type="float">
            <text:p>123.8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31096" calcext:value-type="float">
            <text:p>123.8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1264" calcext:value-type="float">
            <text:p>123.6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4504" calcext:value-type="float">
            <text:p>124.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8656" calcext:value-type="float">
            <text:p>123.3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21496" calcext:value-type="float">
            <text:p>123.2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29728" calcext:value-type="float">
            <text:p>122.0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21168" calcext:value-type="float">
            <text:p>122.1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95616" calcext:value-type="float">
            <text:p>121.8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27392" calcext:value-type="float">
            <text:p>121.6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0904" calcext:value-type="float">
            <text:p>120.7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1744" calcext:value-type="float">
            <text:p>119.8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3856" calcext:value-type="float">
            <text:p>119.2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6128" calcext:value-type="float">
            <text:p>119.8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9808" calcext:value-type="float">
            <text:p>118.8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5528" calcext:value-type="float">
            <text:p>118.9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1912" calcext:value-type="float">
            <text:p>119.6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1912" calcext:value-type="float">
            <text:p>119.6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64352" calcext:value-type="float">
            <text:p>120.1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5688" calcext:value-type="float">
            <text:p>120.1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43016" calcext:value-type="float">
            <text:p>120.1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3104" calcext:value-type="float">
            <text:p>119.3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55008" calcext:value-type="float">
            <text:p>118.5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2064" calcext:value-type="float">
            <text:p>118.6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6176" calcext:value-type="float">
            <text:p>118.7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912" calcext:value-type="float">
            <text:p>118.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7784" calcext:value-type="float">
            <text:p>118.6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0624" calcext:value-type="float">
            <text:p>118.5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41064" calcext:value-type="float">
            <text:p>118.2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768" calcext:value-type="float">
            <text:p>118.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5512" calcext:value-type="float">
            <text:p>118.0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8152" calcext:value-type="float">
            <text:p>104.8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9888" calcext:value-type="float">
            <text:p>104.2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976" calcext:value-type="float">
            <text:p>104.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8152" calcext:value-type="float">
            <text:p>104.8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2472" calcext:value-type="float">
            <text:p>105.1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3872" calcext:value-type="float">
            <text:p>104.8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1392" calcext:value-type="float">
            <text:p>104.1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0016" calcext:value-type="float">
            <text:p>103.7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7368" calcext:value-type="float">
            <text:p>103.1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6472" calcext:value-type="float">
            <text:p>102.8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0944" calcext:value-type="float">
            <text:p>102.0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1112" calcext:value-type="float">
            <text:p>101.8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552" calcext:value-type="float">
            <text:p>101.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0096" calcext:value-type="float">
            <text:p>100.5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9336" calcext:value-type="float">
            <text:p>98.3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2936" calcext:value-type="float">
            <text:p>96.6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188" calcext:value-type="float">
            <text:p>95.0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6264" calcext:value-type="float">
            <text:p>95.0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0248" calcext:value-type="float">
            <text:p>95.7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1688" calcext:value-type="float">
            <text:p>95.8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1624" calcext:value-type="float">
            <text:p>96.0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3488" calcext:value-type="float">
            <text:p>94.9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0056" calcext:value-type="float">
            <text:p>96.4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1856" calcext:value-type="float">
            <text:p>95.6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62" calcext:value-type="float">
            <text:p>95.3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6096" calcext:value-type="float">
            <text:p>95.2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4824" calcext:value-type="float">
            <text:p>94.9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6328" calcext:value-type="float">
            <text:p>94.8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8192" calcext:value-type="float">
            <text:p>93.7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8256" calcext:value-type="float">
            <text:p>93.4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404" calcext:value-type="float">
            <text:p>93.2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6944" calcext:value-type="float">
            <text:p>92.8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5504" calcext:value-type="float">
            <text:p>92.8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4232" calcext:value-type="float">
            <text:p>92.5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4296" calcext:value-type="float">
            <text:p>92.2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4528" calcext:value-type="float">
            <text:p>91.8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6096" calcext:value-type="float">
            <text:p>91.4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1944" calcext:value-type="float">
            <text:p>90.9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1776" calcext:value-type="float">
            <text:p>91.1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0632" calcext:value-type="float">
            <text:p>90.4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9168" calcext:value-type="float">
            <text:p>90.8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8048" calcext:value-type="float">
            <text:p>89.5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6648" calcext:value-type="float">
            <text:p>89.7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256" calcext:value-type="float">
            <text:p>89.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652" calcext:value-type="float">
            <text:p>90.2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652" calcext:value-type="float">
            <text:p>90.2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8936" calcext:value-type="float">
            <text:p>91.3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4784" calcext:value-type="float">
            <text:p>90.8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1776" calcext:value-type="float">
            <text:p>91.1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3152" calcext:value-type="float">
            <text:p>91.5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0248" calcext:value-type="float">
            <text:p>91.9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2856" calcext:value-type="float">
            <text:p>92.1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8512" calcext:value-type="float">
            <text:p>92.4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2832" calcext:value-type="float">
            <text:p>92.7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972" calcext:value-type="float">
            <text:p>93.0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404" calcext:value-type="float">
            <text:p>93.2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8192" calcext:value-type="float">
            <text:p>93.7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5184" calcext:value-type="float">
            <text:p>94.0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0736" calcext:value-type="float">
            <text:p>94.2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2112" calcext:value-type="float">
            <text:p>94.6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2048" calcext:value-type="float">
            <text:p>94.8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0352" calcext:value-type="float">
            <text:p>95.7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8976" calcext:value-type="float">
            <text:p>95.4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3192" calcext:value-type="float">
            <text:p>95.6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3128" calcext:value-type="float">
            <text:p>95.8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3064" calcext:value-type="float">
            <text:p>96.1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8616" calcext:value-type="float">
            <text:p>96.3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5856" calcext:value-type="float">
            <text:p>97.1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7424" calcext:value-type="float">
            <text:p>96.7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1872" calcext:value-type="float">
            <text:p>96.5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4776" calcext:value-type="float">
            <text:p>96.1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7952" calcext:value-type="float">
            <text:p>95.6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2296" calcext:value-type="float">
            <text:p>95.3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5072" calcext:value-type="float">
            <text:p>95.4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3696" calcext:value-type="float">
            <text:p>95.1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2656" calcext:value-type="float">
            <text:p>94.4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1512" calcext:value-type="float">
            <text:p>93.6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0136" calcext:value-type="float">
            <text:p>93.2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8824" calcext:value-type="float">
            <text:p>92.6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7552" calcext:value-type="float">
            <text:p>92.4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628" calcext:value-type="float">
            <text:p>92.1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3296" calcext:value-type="float">
            <text:p>84.2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0392" calcext:value-type="float">
            <text:p>84.6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8528" calcext:value-type="float">
            <text:p>85.7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9904" calcext:value-type="float">
            <text:p>86.0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2512" calcext:value-type="float">
            <text:p>86.3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2384" calcext:value-type="float">
            <text:p>86.8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6296" calcext:value-type="float">
            <text:p>77.8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268" calcext:value-type="float">
            <text:p>74.7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268" calcext:value-type="float">
            <text:p>74.7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268" calcext:value-type="float">
            <text:p>74.7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268" calcext:value-type="float">
            <text:p>74.7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268" calcext:value-type="float">
            <text:p>74.7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8776" calcext:value-type="float">
            <text:p>74.7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5352" calcext:value-type="float">
            <text:p>74.8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2136" calcext:value-type="float">
            <text:p>75.0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0528" calcext:value-type="float">
            <text:p>75.0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9296" calcext:value-type="float">
            <text:p>75.1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9776" calcext:value-type="float">
            <text:p>75.1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276" calcext:value-type="float">
            <text:p>75.4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3928" calcext:value-type="float">
            <text:p>75.6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0176" calcext:value-type="float">
            <text:p>78.3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4752" calcext:value-type="float">
            <text:p>81.4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868" calcext:value-type="float">
            <text:p>80.8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252" calcext:value-type="float">
            <text:p>81.1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3312" calcext:value-type="float">
            <text:p>81.3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9992" calcext:value-type="float">
            <text:p>81.4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7944" calcext:value-type="float">
            <text:p>74.2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404" calcext:value-type="float">
            <text:p>74.2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0136" calcext:value-type="float">
            <text:p>74.2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0136" calcext:value-type="float">
            <text:p>74.2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7088" calcext:value-type="float">
            <text:p>74.2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8424" calcext:value-type="float">
            <text:p>74.2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7672" calcext:value-type="float">
            <text:p>74.3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9216" calcext:value-type="float">
            <text:p>74.4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4288" calcext:value-type="float">
            <text:p>74.6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7856" calcext:value-type="float">
            <text:p>75.0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7856" calcext:value-type="float">
            <text:p>75.0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7896" calcext:value-type="float">
            <text:p>75.3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3888" calcext:value-type="float">
            <text:p>75.3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7312" calcext:value-type="float">
            <text:p>75.2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0504" calcext:value-type="float">
            <text:p>75.6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6856" calcext:value-type="float">
            <text:p>78.4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8192" calcext:value-type="float">
            <text:p>78.4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124" calcext:value-type="float">
            <text:p>78.5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4816" calcext:value-type="float">
            <text:p>88.8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1912" calcext:value-type="float">
            <text:p>81.5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8344" calcext:value-type="float">
            <text:p>81.2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5216" calcext:value-type="float">
            <text:p>80.5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476" calcext:value-type="float">
            <text:p>79.9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1448" calcext:value-type="float">
            <text:p>78.6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5912" calcext:value-type="float">
            <text:p>75.4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4264" calcext:value-type="float">
            <text:p>75.2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556" calcext:value-type="float">
            <text:p>74.9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3744" calcext:value-type="float">
            <text:p>74.9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4664" calcext:value-type="float">
            <text:p>74.6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8192" calcext:value-type="float">
            <text:p>74.6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5416" calcext:value-type="float">
            <text:p>74.5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3704" calcext:value-type="float">
            <text:p>74.5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8088" calcext:value-type="float">
            <text:p>74.6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0176" calcext:value-type="float">
            <text:p>74.5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5768" calcext:value-type="float">
            <text:p>75.1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0904" calcext:value-type="float">
            <text:p>75.0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5496" calcext:value-type="float">
            <text:p>75.2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4744" calcext:value-type="float">
            <text:p>75.2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6456" calcext:value-type="float">
            <text:p>75.2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9712" calcext:value-type="float">
            <text:p>75.4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172" calcext:value-type="float">
            <text:p>74.7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3392" calcext:value-type="float">
            <text:p>74.3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3608" calcext:value-type="float">
            <text:p>73.0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0024" calcext:value-type="float">
            <text:p>71.8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6832" calcext:value-type="float">
            <text:p>71.4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7752" calcext:value-type="float">
            <text:p>71.1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3704" calcext:value-type="float">
            <text:p>70.7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8048" calcext:value-type="float">
            <text:p>70.4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6672" calcext:value-type="float">
            <text:p>70.1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7832" calcext:value-type="float">
            <text:p>67.9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5976" calcext:value-type="float">
            <text:p>67.6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6704" calcext:value-type="float">
            <text:p>68.1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3328" calcext:value-type="float">
            <text:p>67.0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3976" calcext:value-type="float">
            <text:p>66.8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7984" calcext:value-type="float">
            <text:p>66.9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0776" calcext:value-type="float">
            <text:p>71.7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1592" calcext:value-type="float">
            <text:p>71.4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7752" calcext:value-type="float">
            <text:p>71.1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6208" calcext:value-type="float">
            <text:p>71.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7672" calcext:value-type="float">
            <text:p>70.5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2824" calcext:value-type="float">
            <text:p>71.3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7128" calcext:value-type="float">
            <text:p>70.7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5896" calcext:value-type="float">
            <text:p>70.7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8192" calcext:value-type="float">
            <text:p>70.8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7352" calcext:value-type="float">
            <text:p>71.7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6104" calcext:value-type="float">
            <text:p>70.9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3096" calcext:value-type="float">
            <text:p>71.2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364" calcext:value-type="float">
            <text:p>71.0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556" calcext:value-type="float">
            <text:p>71.1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8048" calcext:value-type="float">
            <text:p>70.4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7568" calcext:value-type="float">
            <text:p>70.4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0568" calcext:value-type="float">
            <text:p>71.6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3896" calcext:value-type="float">
            <text:p>73.8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2704" calcext:value-type="float">
            <text:p>74.2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9944" calcext:value-type="float">
            <text:p>74.9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3952" calcext:value-type="float">
            <text:p>75.0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7896" calcext:value-type="float">
            <text:p>75.3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8103</text:p>
          </table:table-cell>
          <table:table-cell office:value-type="string" calcext:value-type="string">
            <text:p>La Salle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520" meta:object-count="0"/>
    <meta:user-defined meta:name="AppVersion">3.0</meta:user-defined>
  </office:meta>
</office:document-meta>
</file>